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5.96mm" svg:height="194.44mm" svg:x="51.49mm" svg:y="0mm">
            <loext:p draw:notify-on-update-of-ranges="Sheet1.B1:Sheet1.B100 Sheet1.D1:Sheet1.D100 Sheet1.B1:Sheet1.B100 Sheet1.H1:Sheet1.H100 Sheet1.B1:Sheet1.B100 Sheet1.G1:Sheet1.G100 Sheet1.B1:Sheet1.B100 Sheet1.F1:Sheet1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*SUM([.G$1:.G$100])/SUM([.C$1:.C$10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14]*SUM([.G$1:.G$100])/SUM([.E$1:.E$100])" office:value-type="float" office:value="81.6025416645831" calcext:value-type="float">
            <text:p>81.6025416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15]*SUM([.G$1:.G$100])/SUM([.C$1:.C$100])" office:value-type="float" office:value="116.39557987406" calcext:value-type="float">
            <text:p>116.3955798741</text:p>
          </table:table-cell>
          <table:table-cell office:value-type="float" office:value="922" calcext:value-type="float">
            <text:p>922</text:p>
          </table:table-cell>
          <table:table-cell table:formula="of:=[.E15]*SUM([.G$1:.G$100])/SUM([.E$1:.E$100])" office:value-type="float" office:value="2507.91811382485" calcext:value-type="float">
            <text:p>2507.9181138249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table:formula="of:=[.C16]*SUM([.G$1:.G$100])/SUM([.C$1:.C$100])" office:value-type="float" office:value="2537.42364125451" calcext:value-type="float">
            <text:p>2537.4236412545</text:p>
          </table:table-cell>
          <table:table-cell office:value-type="float" office:value="4740" calcext:value-type="float">
            <text:p>4740</text:p>
          </table:table-cell>
          <table:table-cell table:formula="of:=[.E16]*SUM([.G$1:.G$100])/SUM([.E$1:.E$100])" office:value-type="float" office:value="12893.2015830041" calcext:value-type="float">
            <text:p>12893.2015830041</text:p>
          </table:table-cell>
          <table:table-cell office:value-type="float" office:value="550" calcext:value-type="float">
            <text:p>550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98" calcext:value-type="float">
            <text:p>2098</text:p>
          </table:table-cell>
          <table:table-cell table:formula="of:=[.C17]*SUM([.G$1:.G$100])/SUM([.C$1:.C$100])" office:value-type="float" office:value="12209.8963287889" calcext:value-type="float">
            <text:p>12209.8963287889</text:p>
          </table:table-cell>
          <table:table-cell office:value-type="float" office:value="9268" calcext:value-type="float">
            <text:p>9268</text:p>
          </table:table-cell>
          <table:table-cell table:formula="of:=[.E17]*SUM([.G$1:.G$100])/SUM([.E$1:.E$100])" office:value-type="float" office:value="25209.7452049119" calcext:value-type="float">
            <text:p>25209.7452049119</text:p>
          </table:table-cell>
          <table:table-cell office:value-type="float" office:value="6771" calcext:value-type="float">
            <text:p>6771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293" calcext:value-type="float">
            <text:p>4293</text:p>
          </table:table-cell>
          <table:table-cell table:formula="of:=[.C18]*SUM([.G$1:.G$100])/SUM([.C$1:.C$100])" office:value-type="float" office:value="24984.311219967" calcext:value-type="float">
            <text:p>24984.311219967</text:p>
          </table:table-cell>
          <table:table-cell office:value-type="float" office:value="10695" calcext:value-type="float">
            <text:p>10695</text:p>
          </table:table-cell>
          <table:table-cell table:formula="of:=[.E18]*SUM([.G$1:.G$100])/SUM([.E$1:.E$100])" office:value-type="float" office:value="29091.3061034239" calcext:value-type="float">
            <text:p>29091.3061034239</text:p>
          </table:table-cell>
          <table:table-cell office:value-type="float" office:value="20440" calcext:value-type="float">
            <text:p>20440</text:p>
          </table:table-cell>
          <table:table-cell office:value-type="float" office:value="29471" calcext:value-type="float">
            <text:p>2947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63" calcext:value-type="float">
            <text:p>5163</text:p>
          </table:table-cell>
          <table:table-cell table:formula="of:=[.C19]*SUM([.G$1:.G$100])/SUM([.C$1:.C$100])" office:value-type="float" office:value="30047.5189444886" calcext:value-type="float">
            <text:p>30047.5189444886</text:p>
          </table:table-cell>
          <table:table-cell office:value-type="float" office:value="9768" calcext:value-type="float">
            <text:p>9768</text:p>
          </table:table-cell>
          <table:table-cell table:formula="of:=[.E19]*SUM([.G$1:.G$100])/SUM([.E$1:.E$100])" office:value-type="float" office:value="26569.7875659883" calcext:value-type="float">
            <text:p>26569.7875659883</text:p>
          </table:table-cell>
          <table:table-cell office:value-type="float" office:value="29205" calcext:value-type="float">
            <text:p>29205</text:p>
          </table:table-cell>
          <table:table-cell office:value-type="float" office:value="27951" calcext:value-type="float">
            <text:p>2795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14" calcext:value-type="float">
            <text:p>4714</text:p>
          </table:table-cell>
          <table:table-cell table:formula="of:=[.C20]*SUM([.G$1:.G$100])/SUM([.C$1:.C$100])" office:value-type="float" office:value="27434.4381763159" calcext:value-type="float">
            <text:p>27434.4381763159</text:p>
          </table:table-cell>
          <table:table-cell office:value-type="float" office:value="7966" calcext:value-type="float">
            <text:p>7966</text:p>
          </table:table-cell>
          <table:table-cell table:formula="of:=[.E20]*SUM([.G$1:.G$100])/SUM([.E$1:.E$100])" office:value-type="float" office:value="21668.194896669" calcext:value-type="float">
            <text:p>21668.194896669</text:p>
          </table:table-cell>
          <table:table-cell office:value-type="float" office:value="27862" calcext:value-type="float">
            <text:p>27862</text:p>
          </table:table-cell>
          <table:table-cell office:value-type="float" office:value="22227" calcext:value-type="float">
            <text:p>222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35" calcext:value-type="float">
            <text:p>4035</text:p>
          </table:table-cell>
          <table:table-cell table:formula="of:=[.C21]*SUM([.G$1:.G$100])/SUM([.C$1:.C$100])" office:value-type="float" office:value="23482.8082395916" calcext:value-type="float">
            <text:p>23482.8082395916</text:p>
          </table:table-cell>
          <table:table-cell office:value-type="float" office:value="6188" calcext:value-type="float">
            <text:p>6188</text:p>
          </table:table-cell>
          <table:table-cell table:formula="of:=[.E21]*SUM([.G$1:.G$100])/SUM([.E$1:.E$100])" office:value-type="float" office:value="16831.8842606814" calcext:value-type="float">
            <text:p>16831.8842606814</text:p>
          </table:table-cell>
          <table:table-cell office:value-type="float" office:value="22511" calcext:value-type="float">
            <text:p>22511</text:p>
          </table:table-cell>
          <table:table-cell office:value-type="float" office:value="17013" calcext:value-type="float">
            <text:p>170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94" calcext:value-type="float">
            <text:p>3094</text:p>
          </table:table-cell>
          <table:table-cell table:formula="of:=[.C22]*SUM([.G$1:.G$100])/SUM([.C$1:.C$100])" office:value-type="float" office:value="18006.3962065171" calcext:value-type="float">
            <text:p>18006.3962065171</text:p>
          </table:table-cell>
          <table:table-cell office:value-type="float" office:value="4742" calcext:value-type="float">
            <text:p>4742</text:p>
          </table:table-cell>
          <table:table-cell table:formula="of:=[.E22]*SUM([.G$1:.G$100])/SUM([.E$1:.E$100])" office:value-type="float" office:value="12898.6417524484" calcext:value-type="float">
            <text:p>12898.6417524484</text:p>
          </table:table-cell>
          <table:table-cell office:value-type="float" office:value="17423" calcext:value-type="float">
            <text:p>17423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77" calcext:value-type="float">
            <text:p>2477</text:p>
          </table:table-cell>
          <table:table-cell table:formula="of:=[.C23]*SUM([.G$1:.G$100])/SUM([.C$1:.C$100])" office:value-type="float" office:value="14415.5925674023" calcext:value-type="float">
            <text:p>14415.5925674023</text:p>
          </table:table-cell>
          <table:table-cell office:value-type="float" office:value="3802" calcext:value-type="float">
            <text:p>3802</text:p>
          </table:table-cell>
          <table:table-cell table:formula="of:=[.E23]*SUM([.G$1:.G$100])/SUM([.E$1:.E$100])" office:value-type="float" office:value="10341.7621136248" calcext:value-type="float">
            <text:p>10341.7621136248</text:p>
          </table:table-cell>
          <table:table-cell office:value-type="float" office:value="13161" calcext:value-type="float">
            <text:p>13161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97" calcext:value-type="float">
            <text:p>1997</text:p>
          </table:table-cell>
          <table:table-cell table:formula="of:=[.C24]*SUM([.G$1:.G$100])/SUM([.C$1:.C$100])" office:value-type="float" office:value="11622.0986504249" calcext:value-type="float">
            <text:p>11622.0986504249</text:p>
          </table:table-cell>
          <table:table-cell office:value-type="float" office:value="2985" calcext:value-type="float">
            <text:p>2985</text:p>
          </table:table-cell>
          <table:table-cell table:formula="of:=[.E24]*SUM([.G$1:.G$100])/SUM([.E$1:.E$100])" office:value-type="float" office:value="8119.45289562602" calcext:value-type="float">
            <text:p>8119.452895626</text:p>
          </table:table-cell>
          <table:table-cell office:value-type="float" office:value="10259" calcext:value-type="float">
            <text:p>10259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92" calcext:value-type="float">
            <text:p>1592</text:p>
          </table:table-cell>
          <table:table-cell table:formula="of:=[.C25]*SUM([.G$1:.G$100])/SUM([.C$1:.C$100])" office:value-type="float" office:value="9265.08815797518" calcext:value-type="float">
            <text:p>9265.0881579752</text:p>
          </table:table-cell>
          <table:table-cell office:value-type="float" office:value="2625" calcext:value-type="float">
            <text:p>2625</text:p>
          </table:table-cell>
          <table:table-cell table:formula="of:=[.E25]*SUM([.G$1:.G$100])/SUM([.E$1:.E$100])" office:value-type="float" office:value="7140.22239565103" calcext:value-type="float">
            <text:p>7140.222395651</text:p>
          </table:table-cell>
          <table:table-cell office:value-type="float" office:value="8228" calcext:value-type="float">
            <text:p>8228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69" calcext:value-type="float">
            <text:p>1369</text:p>
          </table:table-cell>
          <table:table-cell table:formula="of:=[.C26]*SUM([.G$1:.G$100])/SUM([.C$1:.C$100])" office:value-type="float" office:value="7967.27744237941" calcext:value-type="float">
            <text:p>7967.2774423794</text:p>
          </table:table-cell>
          <table:table-cell office:value-type="float" office:value="2260" calcext:value-type="float">
            <text:p>2260</text:p>
          </table:table-cell>
          <table:table-cell table:formula="of:=[.E26]*SUM([.G$1:.G$100])/SUM([.E$1:.E$100])" office:value-type="float" office:value="6147.39147206526" calcext:value-type="float">
            <text:p>6147.3914720653</text:p>
          </table:table-cell>
          <table:table-cell office:value-type="float" office:value="6758" calcext:value-type="float">
            <text:p>6758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02" calcext:value-type="float">
            <text:p>1202</text:p>
          </table:table-cell>
          <table:table-cell table:formula="of:=[.C27]*SUM([.G$1:.G$100])/SUM([.C$1:.C$100])" office:value-type="float" office:value="6995.37435043101" calcext:value-type="float">
            <text:p>6995.374350431</text:p>
          </table:table-cell>
          <table:table-cell office:value-type="float" office:value="2039" calcext:value-type="float">
            <text:p>2039</text:p>
          </table:table-cell>
          <table:table-cell table:formula="of:=[.E27]*SUM([.G$1:.G$100])/SUM([.E$1:.E$100])" office:value-type="float" office:value="5546.2527484695" calcext:value-type="float">
            <text:p>5546.2527484695</text:p>
          </table:table-cell>
          <table:table-cell office:value-type="float" office:value="5888" calcext:value-type="float">
            <text:p>5888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36" calcext:value-type="float">
            <text:p>1036</text:p>
          </table:table-cell>
          <table:table-cell table:formula="of:=[.C28]*SUM([.G$1:.G$100])/SUM([.C$1:.C$100])" office:value-type="float" office:value="6029.29103747631" calcext:value-type="float">
            <text:p>6029.2910374763</text:p>
          </table:table-cell>
          <table:table-cell office:value-type="float" office:value="1910" calcext:value-type="float">
            <text:p>1910</text:p>
          </table:table-cell>
          <table:table-cell table:formula="of:=[.E28]*SUM([.G$1:.G$100])/SUM([.E$1:.E$100])" office:value-type="float" office:value="5195.36181931179" calcext:value-type="float">
            <text:p>5195.3618193118</text:p>
          </table:table-cell>
          <table:table-cell office:value-type="float" office:value="5287" calcext:value-type="float">
            <text:p>5287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table:formula="of:=[.C29]*SUM([.G$1:.G$100])/SUM([.C$1:.C$100])" office:value-type="float" office:value="5813.9592147093" calcext:value-type="float">
            <text:p>5813.9592147093</text:p>
          </table:table-cell>
          <table:table-cell office:value-type="float" office:value="1966" calcext:value-type="float">
            <text:p>1966</text:p>
          </table:table-cell>
          <table:table-cell table:formula="of:=[.E29]*SUM([.G$1:.G$100])/SUM([.E$1:.E$100])" office:value-type="float" office:value="5347.68656375235" calcext:value-type="float">
            <text:p>5347.6865637524</text:p>
          </table:table-cell>
          <table:table-cell office:value-type="float" office:value="4812" calcext:value-type="float">
            <text:p>481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  <table:table-cell table:formula="of:=[.C30]*SUM([.G$1:.G$100])/SUM([.C$1:.C$100])" office:value-type="float" office:value="5197.06264137678" calcext:value-type="float">
            <text:p>5197.0626413768</text:p>
          </table:table-cell>
          <table:table-cell office:value-type="float" office:value="2009" calcext:value-type="float">
            <text:p>2009</text:p>
          </table:table-cell>
          <table:table-cell table:formula="of:=[.E30]*SUM([.G$1:.G$100])/SUM([.E$1:.E$100])" office:value-type="float" office:value="5464.65020680492" calcext:value-type="float">
            <text:p>5464.6502068049</text:p>
          </table:table-cell>
          <table:table-cell office:value-type="float" office:value="5090" calcext:value-type="float">
            <text:p>5090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8" calcext:value-type="float">
            <text:p>1008</text:p>
          </table:table-cell>
          <table:table-cell table:formula="of:=[.C31]*SUM([.G$1:.G$100])/SUM([.C$1:.C$100])" office:value-type="float" office:value="5866.33722565263" calcext:value-type="float">
            <text:p>5866.3372256526</text:p>
          </table:table-cell>
          <table:table-cell office:value-type="float" office:value="2303" calcext:value-type="float">
            <text:p>2303</text:p>
          </table:table-cell>
          <table:table-cell table:formula="of:=[.E31]*SUM([.G$1:.G$100])/SUM([.E$1:.E$100])" office:value-type="float" office:value="6264.35511511783" calcext:value-type="float">
            <text:p>6264.3551151178</text:p>
          </table:table-cell>
          <table:table-cell office:value-type="float" office:value="5986" calcext:value-type="float">
            <text:p>5986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47" calcext:value-type="float">
            <text:p>1047</text:p>
          </table:table-cell>
          <table:table-cell table:formula="of:=[.C32]*SUM([.G$1:.G$100])/SUM([.C$1:.C$100])" office:value-type="float" office:value="6093.30860640704" calcext:value-type="float">
            <text:p>6093.3086064071</text:p>
          </table:table-cell>
          <table:table-cell office:value-type="float" office:value="2935" calcext:value-type="float">
            <text:p>2935</text:p>
          </table:table-cell>
          <table:table-cell table:formula="of:=[.E32]*SUM([.G$1:.G$100])/SUM([.E$1:.E$100])" office:value-type="float" office:value="7983.44865951838" calcext:value-type="float">
            <text:p>7983.4486595184</text:p>
          </table:table-cell>
          <table:table-cell office:value-type="float" office:value="7143" calcext:value-type="float">
            <text:p>7143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84" calcext:value-type="float">
            <text:p>1184</text:p>
          </table:table-cell>
          <table:table-cell table:formula="of:=[.C33]*SUM([.G$1:.G$100])/SUM([.C$1:.C$100])" office:value-type="float" office:value="6890.61832854435" calcext:value-type="float">
            <text:p>6890.6183285444</text:p>
          </table:table-cell>
          <table:table-cell office:value-type="float" office:value="3850" calcext:value-type="float">
            <text:p>3850</text:p>
          </table:table-cell>
          <table:table-cell table:formula="of:=[.E33]*SUM([.G$1:.G$100])/SUM([.E$1:.E$100])" office:value-type="float" office:value="10472.3261802882" calcext:value-type="float">
            <text:p>10472.3261802882</text:p>
          </table:table-cell>
          <table:table-cell office:value-type="float" office:value="8956" calcext:value-type="float">
            <text:p>8956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45" calcext:value-type="float">
            <text:p>1545</text:p>
          </table:table-cell>
          <table:table-cell table:formula="of:=[.C34]*SUM([.G$1:.G$100])/SUM([.C$1:.C$100])" office:value-type="float" office:value="8991.55854527114" calcext:value-type="float">
            <text:p>8991.5585452711</text:p>
          </table:table-cell>
          <table:table-cell office:value-type="float" office:value="4419" calcext:value-type="float">
            <text:p>4419</text:p>
          </table:table-cell>
          <table:table-cell table:formula="of:=[.E34]*SUM([.G$1:.G$100])/SUM([.E$1:.E$100])" office:value-type="float" office:value="12020.0543871931" calcext:value-type="float">
            <text:p>12020.0543871931</text:p>
          </table:table-cell>
          <table:table-cell office:value-type="float" office:value="11229" calcext:value-type="float">
            <text:p>11229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14" calcext:value-type="float">
            <text:p>1914</text:p>
          </table:table-cell>
          <table:table-cell table:formula="of:=[.C35]*SUM([.G$1:.G$100])/SUM([.C$1:.C$100])" office:value-type="float" office:value="11139.0569939475" calcext:value-type="float">
            <text:p>11139.0569939475</text:p>
          </table:table-cell>
          <table:table-cell office:value-type="float" office:value="4829" calcext:value-type="float">
            <text:p>4829</text:p>
          </table:table-cell>
          <table:table-cell table:formula="of:=[.E35]*SUM([.G$1:.G$100])/SUM([.E$1:.E$100])" office:value-type="float" office:value="13135.2891232757" calcext:value-type="float">
            <text:p>13135.2891232757</text:p>
          </table:table-cell>
          <table:table-cell office:value-type="float" office:value="12424" calcext:value-type="float">
            <text:p>12424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64" calcext:value-type="float">
            <text:p>2164</text:p>
          </table:table-cell>
          <table:table-cell table:formula="of:=[.C36]*SUM([.G$1:.G$100])/SUM([.C$1:.C$100])" office:value-type="float" office:value="12594.0017423733" calcext:value-type="float">
            <text:p>12594.0017423733</text:p>
          </table:table-cell>
          <table:table-cell office:value-type="float" office:value="4884" calcext:value-type="float">
            <text:p>4884</text:p>
          </table:table-cell>
          <table:table-cell table:formula="of:=[.E36]*SUM([.G$1:.G$100])/SUM([.E$1:.E$100])" office:value-type="float" office:value="13284.8937829941" calcext:value-type="float">
            <text:p>13284.8937829941</text:p>
          </table:table-cell>
          <table:table-cell office:value-type="float" office:value="12481" calcext:value-type="float">
            <text:p>12481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34" calcext:value-type="float">
            <text:p>2134</text:p>
          </table:table-cell>
          <table:table-cell table:formula="of:=[.C37]*SUM([.G$1:.G$100])/SUM([.C$1:.C$100])" office:value-type="float" office:value="12419.4083725622" calcext:value-type="float">
            <text:p>12419.4083725622</text:p>
          </table:table-cell>
          <table:table-cell office:value-type="float" office:value="4633" calcext:value-type="float">
            <text:p>4633</text:p>
          </table:table-cell>
          <table:table-cell table:formula="of:=[.E37]*SUM([.G$1:.G$100])/SUM([.E$1:.E$100])" office:value-type="float" office:value="12602.1525177338" calcext:value-type="float">
            <text:p>12602.1525177338</text:p>
          </table:table-cell>
          <table:table-cell office:value-type="float" office:value="12004" calcext:value-type="float">
            <text:p>12004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61" calcext:value-type="float">
            <text:p>2161</text:p>
          </table:table-cell>
          <table:table-cell table:formula="of:=[.C38]*SUM([.G$1:.G$100])/SUM([.C$1:.C$100])" office:value-type="float" office:value="12576.5424053922" calcext:value-type="float">
            <text:p>12576.5424053922</text:p>
          </table:table-cell>
          <table:table-cell office:value-type="float" office:value="4448" calcext:value-type="float">
            <text:p>4448</text:p>
          </table:table-cell>
          <table:table-cell table:formula="of:=[.E38]*SUM([.G$1:.G$100])/SUM([.E$1:.E$100])" office:value-type="float" office:value="12098.9368441355" calcext:value-type="float">
            <text:p>12098.9368441355</text:p>
          </table:table-cell>
          <table:table-cell office:value-type="float" office:value="10934" calcext:value-type="float">
            <text:p>10934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85" calcext:value-type="float">
            <text:p>2085</text:p>
          </table:table-cell>
          <table:table-cell table:formula="of:=[.C39]*SUM([.G$1:.G$100])/SUM([.C$1:.C$100])" office:value-type="float" office:value="12134.2392018708" calcext:value-type="float">
            <text:p>12134.2392018708</text:p>
          </table:table-cell>
          <table:table-cell office:value-type="float" office:value="4114" calcext:value-type="float">
            <text:p>4114</text:p>
          </table:table-cell>
          <table:table-cell table:formula="of:=[.E39]*SUM([.G$1:.G$100])/SUM([.E$1:.E$100])" office:value-type="float" office:value="11190.4285469365" calcext:value-type="float">
            <text:p>11190.4285469365</text:p>
          </table:table-cell>
          <table:table-cell office:value-type="float" office:value="10336" calcext:value-type="float">
            <text:p>10336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23" calcext:value-type="float">
            <text:p>2123</text:p>
          </table:table-cell>
          <table:table-cell table:formula="of:=[.C40]*SUM([.G$1:.G$100])/SUM([.C$1:.C$100])" office:value-type="float" office:value="12355.3908036315" calcext:value-type="float">
            <text:p>12355.3908036315</text:p>
          </table:table-cell>
          <table:table-cell office:value-type="float" office:value="3908" calcext:value-type="float">
            <text:p>3908</text:p>
          </table:table-cell>
          <table:table-cell table:formula="of:=[.E40]*SUM([.G$1:.G$100])/SUM([.E$1:.E$100])" office:value-type="float" office:value="10630.091094173" calcext:value-type="float">
            <text:p>10630.091094173</text:p>
          </table:table-cell>
          <table:table-cell office:value-type="float" office:value="10338" calcext:value-type="float">
            <text:p>10338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21" calcext:value-type="float">
            <text:p>1921</text:p>
          </table:table-cell>
          <table:table-cell table:formula="of:=[.C41]*SUM([.G$1:.G$100])/SUM([.C$1:.C$100])" office:value-type="float" office:value="11179.7954469035" calcext:value-type="float">
            <text:p>11179.7954469035</text:p>
          </table:table-cell>
          <table:table-cell office:value-type="float" office:value="3808" calcext:value-type="float">
            <text:p>3808</text:p>
          </table:table-cell>
          <table:table-cell table:formula="of:=[.E41]*SUM([.G$1:.G$100])/SUM([.E$1:.E$100])" office:value-type="float" office:value="10358.0826219578" calcext:value-type="float">
            <text:p>10358.0826219578</text:p>
          </table:table-cell>
          <table:table-cell office:value-type="float" office:value="10084" calcext:value-type="float">
            <text:p>1008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766" calcext:value-type="float">
            <text:p>1766</text:p>
          </table:table-cell>
          <table:table-cell table:formula="of:=[.C42]*SUM([.G$1:.G$100])/SUM([.C$1:.C$100])" office:value-type="float" office:value="10277.7297028795" calcext:value-type="float">
            <text:p>10277.7297028795</text:p>
          </table:table-cell>
          <table:table-cell office:value-type="float" office:value="3561" calcext:value-type="float">
            <text:p>3561</text:p>
          </table:table-cell>
          <table:table-cell table:formula="of:=[.E42]*SUM([.G$1:.G$100])/SUM([.E$1:.E$100])" office:value-type="float" office:value="9686.22169558602" calcext:value-type="float">
            <text:p>9686.221695586</text:p>
          </table:table-cell>
          <table:table-cell office:value-type="float" office:value="10140" calcext:value-type="float">
            <text:p>10140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693" calcext:value-type="float">
            <text:p>1693</text:p>
          </table:table-cell>
          <table:table-cell table:formula="of:=[.C43]*SUM([.G$1:.G$100])/SUM([.C$1:.C$100])" office:value-type="float" office:value="9852.88583633918" calcext:value-type="float">
            <text:p>9852.8858363392</text:p>
          </table:table-cell>
          <table:table-cell office:value-type="float" office:value="3519" calcext:value-type="float">
            <text:p>3519</text:p>
          </table:table-cell>
          <table:table-cell table:formula="of:=[.E43]*SUM([.G$1:.G$100])/SUM([.E$1:.E$100])" office:value-type="float" office:value="9571.9781372556" calcext:value-type="float">
            <text:p>9571.9781372556</text:p>
          </table:table-cell>
          <table:table-cell office:value-type="float" office:value="10395" calcext:value-type="float">
            <text:p>10395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82" calcext:value-type="float">
            <text:p>1682</text:p>
          </table:table-cell>
          <table:table-cell table:formula="of:=[.C44]*SUM([.G$1:.G$100])/SUM([.C$1:.C$100])" office:value-type="float" office:value="9788.86826740845" calcext:value-type="float">
            <text:p>9788.8682674085</text:p>
          </table:table-cell>
          <table:table-cell office:value-type="float" office:value="3355" calcext:value-type="float">
            <text:p>3355</text:p>
          </table:table-cell>
          <table:table-cell table:formula="of:=[.E44]*SUM([.G$1:.G$100])/SUM([.E$1:.E$100])" office:value-type="float" office:value="9125.88424282255" calcext:value-type="float">
            <text:p>9125.8842428226</text:p>
          </table:table-cell>
          <table:table-cell office:value-type="float" office:value="9839" calcext:value-type="float">
            <text:p>9839</text:p>
          </table:table-cell>
          <table:table-cell office:value-type="float" office:value="9726" calcext:value-type="float">
            <text:p>972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52" calcext:value-type="float">
            <text:p>1652</text:p>
          </table:table-cell>
          <table:table-cell table:formula="of:=[.C45]*SUM([.G$1:.G$100])/SUM([.C$1:.C$100])" office:value-type="float" office:value="9614.27489759736" calcext:value-type="float">
            <text:p>9614.2748975974</text:p>
          </table:table-cell>
          <table:table-cell office:value-type="float" office:value="3328" calcext:value-type="float">
            <text:p>3328</text:p>
          </table:table-cell>
          <table:table-cell table:formula="of:=[.E45]*SUM([.G$1:.G$100])/SUM([.E$1:.E$100])" office:value-type="float" office:value="9052.44195532442" calcext:value-type="float">
            <text:p>9052.4419553244</text:p>
          </table:table-cell>
          <table:table-cell office:value-type="float" office:value="9497" calcext:value-type="float">
            <text:p>9497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36" calcext:value-type="float">
            <text:p>1636</text:p>
          </table:table-cell>
          <table:table-cell table:formula="of:=[.C46]*SUM([.G$1:.G$100])/SUM([.C$1:.C$100])" office:value-type="float" office:value="9521.15843369811" calcext:value-type="float">
            <text:p>9521.1584336981</text:p>
          </table:table-cell>
          <table:table-cell office:value-type="float" office:value="3328" calcext:value-type="float">
            <text:p>3328</text:p>
          </table:table-cell>
          <table:table-cell table:formula="of:=[.E46]*SUM([.G$1:.G$100])/SUM([.E$1:.E$100])" office:value-type="float" office:value="9052.44195532442" calcext:value-type="float">
            <text:p>9052.4419553244</text:p>
          </table:table-cell>
          <table:table-cell office:value-type="float" office:value="9420" calcext:value-type="float">
            <text:p>9420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05" calcext:value-type="float">
            <text:p>1605</text:p>
          </table:table-cell>
          <table:table-cell table:formula="of:=[.C47]*SUM([.G$1:.G$100])/SUM([.C$1:.C$100])" office:value-type="float" office:value="9340.74528489332" calcext:value-type="float">
            <text:p>9340.7452848933</text:p>
          </table:table-cell>
          <table:table-cell office:value-type="float" office:value="3198" calcext:value-type="float">
            <text:p>3198</text:p>
          </table:table-cell>
          <table:table-cell table:formula="of:=[.E47]*SUM([.G$1:.G$100])/SUM([.E$1:.E$100])" office:value-type="float" office:value="8698.83094144456" calcext:value-type="float">
            <text:p>8698.8309414446</text:p>
          </table:table-cell>
          <table:table-cell office:value-type="float" office:value="9243" calcext:value-type="float">
            <text:p>9243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57" calcext:value-type="float">
            <text:p>1557</text:p>
          </table:table-cell>
          <table:table-cell table:formula="of:=[.C48]*SUM([.G$1:.G$100])/SUM([.C$1:.C$100])" office:value-type="float" office:value="9061.39589319557" calcext:value-type="float">
            <text:p>9061.3958931956</text:p>
          </table:table-cell>
          <table:table-cell office:value-type="float" office:value="3167" calcext:value-type="float">
            <text:p>3167</text:p>
          </table:table-cell>
          <table:table-cell table:formula="of:=[.E48]*SUM([.G$1:.G$100])/SUM([.E$1:.E$100])" office:value-type="float" office:value="8614.50831505783" calcext:value-type="float">
            <text:p>8614.5083150578</text:p>
          </table:table-cell>
          <table:table-cell office:value-type="float" office:value="9209" calcext:value-type="float">
            <text:p>9209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31" calcext:value-type="float">
            <text:p>1631</text:p>
          </table:table-cell>
          <table:table-cell table:formula="of:=[.C49]*SUM([.G$1:.G$100])/SUM([.C$1:.C$100])" office:value-type="float" office:value="9492.0595387296" calcext:value-type="float">
            <text:p>9492.0595387296</text:p>
          </table:table-cell>
          <table:table-cell office:value-type="float" office:value="3199" calcext:value-type="float">
            <text:p>3199</text:p>
          </table:table-cell>
          <table:table-cell table:formula="of:=[.E49]*SUM([.G$1:.G$100])/SUM([.E$1:.E$100])" office:value-type="float" office:value="8701.55102616672" calcext:value-type="float">
            <text:p>8701.5510261667</text:p>
          </table:table-cell>
          <table:table-cell office:value-type="float" office:value="8967" calcext:value-type="float">
            <text:p>8967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83" calcext:value-type="float">
            <text:p>1583</text:p>
          </table:table-cell>
          <table:table-cell table:formula="of:=[.C50]*SUM([.G$1:.G$100])/SUM([.C$1:.C$100])" office:value-type="float" office:value="9212.71014703185" calcext:value-type="float">
            <text:p>9212.7101470319</text:p>
          </table:table-cell>
          <table:table-cell office:value-type="float" office:value="3290" calcext:value-type="float">
            <text:p>3290</text:p>
          </table:table-cell>
          <table:table-cell table:formula="of:=[.E50]*SUM([.G$1:.G$100])/SUM([.E$1:.E$100])" office:value-type="float" office:value="8949.07873588262" calcext:value-type="float">
            <text:p>8949.0787358826</text:p>
          </table:table-cell>
          <table:table-cell office:value-type="float" office:value="8687" calcext:value-type="float">
            <text:p>8687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25" calcext:value-type="float">
            <text:p>1625</text:p>
          </table:table-cell>
          <table:table-cell table:formula="of:=[.C51]*SUM([.G$1:.G$100])/SUM([.C$1:.C$100])" office:value-type="float" office:value="9457.14086476738" calcext:value-type="float">
            <text:p>9457.1408647674</text:p>
          </table:table-cell>
          <table:table-cell office:value-type="float" office:value="3351" calcext:value-type="float">
            <text:p>3351</text:p>
          </table:table-cell>
          <table:table-cell table:formula="of:=[.E51]*SUM([.G$1:.G$100])/SUM([.E$1:.E$100])" office:value-type="float" office:value="9115.00390393394" calcext:value-type="float">
            <text:p>9115.0039039339</text:p>
          </table:table-cell>
          <table:table-cell office:value-type="float" office:value="8653" calcext:value-type="float">
            <text:p>8653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733" calcext:value-type="float">
            <text:p>1733</text:p>
          </table:table-cell>
          <table:table-cell table:formula="of:=[.C52]*SUM([.G$1:.G$100])/SUM([.C$1:.C$100])" office:value-type="float" office:value="10085.6769960873" calcext:value-type="float">
            <text:p>10085.6769960873</text:p>
          </table:table-cell>
          <table:table-cell office:value-type="float" office:value="3413" calcext:value-type="float">
            <text:p>3413</text:p>
          </table:table-cell>
          <table:table-cell table:formula="of:=[.E52]*SUM([.G$1:.G$100])/SUM([.E$1:.E$100])" office:value-type="float" office:value="9283.64915670741" calcext:value-type="float">
            <text:p>9283.6491567074</text:p>
          </table:table-cell>
          <table:table-cell office:value-type="float" office:value="8520" calcext:value-type="float">
            <text:p>8520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750" calcext:value-type="float">
            <text:p>1750</text:p>
          </table:table-cell>
          <table:table-cell table:formula="of:=[.C53]*SUM([.G$1:.G$100])/SUM([.C$1:.C$100])" office:value-type="float" office:value="10184.6132389803" calcext:value-type="float">
            <text:p>10184.6132389803</text:p>
          </table:table-cell>
          <table:table-cell office:value-type="float" office:value="3555" calcext:value-type="float">
            <text:p>3555</text:p>
          </table:table-cell>
          <table:table-cell table:formula="of:=[.E53]*SUM([.G$1:.G$100])/SUM([.E$1:.E$100])" office:value-type="float" office:value="9669.9011872531" calcext:value-type="float">
            <text:p>9669.9011872531</text:p>
          </table:table-cell>
          <table:table-cell office:value-type="float" office:value="8863" calcext:value-type="float">
            <text:p>8863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70" calcext:value-type="float">
            <text:p>1770</text:p>
          </table:table-cell>
          <table:table-cell table:formula="of:=[.C54]*SUM([.G$1:.G$100])/SUM([.C$1:.C$100])" office:value-type="float" office:value="10301.0088188543" calcext:value-type="float">
            <text:p>10301.0088188543</text:p>
          </table:table-cell>
          <table:table-cell office:value-type="float" office:value="3566" calcext:value-type="float">
            <text:p>3566</text:p>
          </table:table-cell>
          <table:table-cell table:formula="of:=[.E54]*SUM([.G$1:.G$100])/SUM([.E$1:.E$100])" office:value-type="float" office:value="9699.82211919678" calcext:value-type="float">
            <text:p>9699.8221191968</text:p>
          </table:table-cell>
          <table:table-cell office:value-type="float" office:value="8946" calcext:value-type="float">
            <text:p>8946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92" calcext:value-type="float">
            <text:p>1892</text:p>
          </table:table-cell>
          <table:table-cell table:formula="of:=[.C55]*SUM([.G$1:.G$100])/SUM([.C$1:.C$100])" office:value-type="float" office:value="11011.0218560861" calcext:value-type="float">
            <text:p>11011.0218560861</text:p>
          </table:table-cell>
          <table:table-cell office:value-type="float" office:value="3651" calcext:value-type="float">
            <text:p>3651</text:p>
          </table:table-cell>
          <table:table-cell table:formula="of:=[.E55]*SUM([.G$1:.G$100])/SUM([.E$1:.E$100])" office:value-type="float" office:value="9931.02932057977" calcext:value-type="float">
            <text:p>9931.0293205798</text:p>
          </table:table-cell>
          <table:table-cell office:value-type="float" office:value="9466" calcext:value-type="float">
            <text:p>946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37" calcext:value-type="float">
            <text:p>2037</text:p>
          </table:table-cell>
          <table:table-cell table:formula="of:=[.C56]*SUM([.G$1:.G$100])/SUM([.C$1:.C$100])" office:value-type="float" office:value="11854.889810173" calcext:value-type="float">
            <text:p>11854.889810173</text:p>
          </table:table-cell>
          <table:table-cell office:value-type="float" office:value="3915" calcext:value-type="float">
            <text:p>3915</text:p>
          </table:table-cell>
          <table:table-cell table:formula="of:=[.E56]*SUM([.G$1:.G$100])/SUM([.E$1:.E$100])" office:value-type="float" office:value="10649.1316872281" calcext:value-type="float">
            <text:p>10649.1316872281</text:p>
          </table:table-cell>
          <table:table-cell office:value-type="float" office:value="9562" calcext:value-type="float">
            <text:p>9562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187" calcext:value-type="float">
            <text:p>2187</text:p>
          </table:table-cell>
          <table:table-cell table:formula="of:=[.C57]*SUM([.G$1:.G$100])/SUM([.C$1:.C$100])" office:value-type="float" office:value="12727.8566592285" calcext:value-type="float">
            <text:p>12727.8566592285</text:p>
          </table:table-cell>
          <table:table-cell office:value-type="float" office:value="4132" calcext:value-type="float">
            <text:p>4132</text:p>
          </table:table-cell>
          <table:table-cell table:formula="of:=[.E57]*SUM([.G$1:.G$100])/SUM([.E$1:.E$100])" office:value-type="float" office:value="11239.3900719353" calcext:value-type="float">
            <text:p>11239.3900719353</text:p>
          </table:table-cell>
          <table:table-cell office:value-type="float" office:value="9775" calcext:value-type="float">
            <text:p>9775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73" calcext:value-type="float">
            <text:p>2273</text:p>
          </table:table-cell>
          <table:table-cell table:formula="of:=[.C58]*SUM([.G$1:.G$100])/SUM([.C$1:.C$100])" office:value-type="float" office:value="13228.3576526869" calcext:value-type="float">
            <text:p>13228.3576526869</text:p>
          </table:table-cell>
          <table:table-cell office:value-type="float" office:value="4403" calcext:value-type="float">
            <text:p>4403</text:p>
          </table:table-cell>
          <table:table-cell table:formula="of:=[.E58]*SUM([.G$1:.G$100])/SUM([.E$1:.E$100])" office:value-type="float" office:value="11976.5330316387" calcext:value-type="float">
            <text:p>11976.5330316387</text:p>
          </table:table-cell>
          <table:table-cell office:value-type="float" office:value="10205" calcext:value-type="float">
            <text:p>10205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286" calcext:value-type="float">
            <text:p>2286</text:p>
          </table:table-cell>
          <table:table-cell table:formula="of:=[.C59]*SUM([.G$1:.G$100])/SUM([.C$1:.C$100])" office:value-type="float" office:value="13304.0147796051" calcext:value-type="float">
            <text:p>13304.0147796051</text:p>
          </table:table-cell>
          <table:table-cell office:value-type="float" office:value="4677" calcext:value-type="float">
            <text:p>4677</text:p>
          </table:table-cell>
          <table:table-cell table:formula="of:=[.E59]*SUM([.G$1:.G$100])/SUM([.E$1:.E$100])" office:value-type="float" office:value="12721.8362455085" calcext:value-type="float">
            <text:p>12721.8362455085</text:p>
          </table:table-cell>
          <table:table-cell office:value-type="float" office:value="10262" calcext:value-type="float">
            <text:p>10262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64" calcext:value-type="float">
            <text:p>2064</text:p>
          </table:table-cell>
          <table:table-cell table:formula="of:=[.C60]*SUM([.G$1:.G$100])/SUM([.C$1:.C$100])" office:value-type="float" office:value="12012.023843003" calcext:value-type="float">
            <text:p>12012.023843003</text:p>
          </table:table-cell>
          <table:table-cell office:value-type="float" office:value="4878" calcext:value-type="float">
            <text:p>4878</text:p>
          </table:table-cell>
          <table:table-cell table:formula="of:=[.E60]*SUM([.G$1:.G$100])/SUM([.E$1:.E$100])" office:value-type="float" office:value="13268.5732746612" calcext:value-type="float">
            <text:p>13268.5732746612</text:p>
          </table:table-cell>
          <table:table-cell office:value-type="float" office:value="10446" calcext:value-type="float">
            <text:p>10446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94" calcext:value-type="float">
            <text:p>1794</text:p>
          </table:table-cell>
          <table:table-cell table:formula="of:=[.C61]*SUM([.G$1:.G$100])/SUM([.C$1:.C$100])" office:value-type="float" office:value="10440.6835147032" calcext:value-type="float">
            <text:p>10440.6835147032</text:p>
          </table:table-cell>
          <table:table-cell office:value-type="float" office:value="4809" calcext:value-type="float">
            <text:p>4809</text:p>
          </table:table-cell>
          <table:table-cell table:formula="of:=[.E61]*SUM([.G$1:.G$100])/SUM([.E$1:.E$100])" office:value-type="float" office:value="13080.8874288327" calcext:value-type="float">
            <text:p>13080.8874288327</text:p>
          </table:table-cell>
          <table:table-cell office:value-type="float" office:value="10619" calcext:value-type="float">
            <text:p>10619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C62]*SUM([.G$1:.G$100])/SUM([.C$1:.C$100])" office:value-type="float" office:value="8520.1564467812" calcext:value-type="float">
            <text:p>8520.1564467812</text:p>
          </table:table-cell>
          <table:table-cell office:value-type="float" office:value="4525" calcext:value-type="float">
            <text:p>4525</text:p>
          </table:table-cell>
          <table:table-cell table:formula="of:=[.E62]*SUM([.G$1:.G$100])/SUM([.E$1:.E$100])" office:value-type="float" office:value="12308.3833677413" calcext:value-type="float">
            <text:p>12308.3833677413</text:p>
          </table:table-cell>
          <table:table-cell office:value-type="float" office:value="11017" calcext:value-type="float">
            <text:p>11017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150" calcext:value-type="float">
            <text:p>1150</text:p>
          </table:table-cell>
          <table:table-cell table:formula="of:=[.C63]*SUM([.G$1:.G$100])/SUM([.C$1:.C$100])" office:value-type="float" office:value="6692.74584275845" calcext:value-type="float">
            <text:p>6692.7458427585</text:p>
          </table:table-cell>
          <table:table-cell office:value-type="float" office:value="3801" calcext:value-type="float">
            <text:p>3801</text:p>
          </table:table-cell>
          <table:table-cell table:formula="of:=[.E63]*SUM([.G$1:.G$100])/SUM([.E$1:.E$100])" office:value-type="float" office:value="10339.0420289027" calcext:value-type="float">
            <text:p>10339.0420289027</text:p>
          </table:table-cell>
          <table:table-cell office:value-type="float" office:value="11268" calcext:value-type="float">
            <text:p>1126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54" calcext:value-type="float">
            <text:p>1054</text:p>
          </table:table-cell>
          <table:table-cell table:formula="of:=[.C64]*SUM([.G$1:.G$100])/SUM([.C$1:.C$100])" office:value-type="float" office:value="6134.04705936296" calcext:value-type="float">
            <text:p>6134.047059363</text:p>
          </table:table-cell>
          <table:table-cell office:value-type="float" office:value="2986" calcext:value-type="float">
            <text:p>2986</text:p>
          </table:table-cell>
          <table:table-cell table:formula="of:=[.E64]*SUM([.G$1:.G$100])/SUM([.E$1:.E$100])" office:value-type="float" office:value="8122.17298034818" calcext:value-type="float">
            <text:p>8122.1729803482</text:p>
          </table:table-cell>
          <table:table-cell office:value-type="float" office:value="11970" calcext:value-type="float">
            <text:p>11970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71" calcext:value-type="float">
            <text:p>971</text:p>
          </table:table-cell>
          <table:table-cell table:formula="of:=[.C65]*SUM([.G$1:.G$100])/SUM([.C$1:.C$100])" office:value-type="float" office:value="5651.00540288562" calcext:value-type="float">
            <text:p>5651.0054028856</text:p>
          </table:table-cell>
          <table:table-cell office:value-type="float" office:value="2374" calcext:value-type="float">
            <text:p>2374</text:p>
          </table:table-cell>
          <table:table-cell table:formula="of:=[.E65]*SUM([.G$1:.G$100])/SUM([.E$1:.E$100])" office:value-type="float" office:value="6457.48113039068" calcext:value-type="float">
            <text:p>6457.4811303907</text:p>
          </table:table-cell>
          <table:table-cell office:value-type="float" office:value="12082" calcext:value-type="float">
            <text:p>12082</text:p>
          </table:table-cell>
          <table:table-cell office:value-type="float" office:value="12351" calcext:value-type="float">
            <text:p>1235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23" calcext:value-type="float">
            <text:p>923</text:p>
          </table:table-cell>
          <table:table-cell table:formula="of:=[.C66]*SUM([.G$1:.G$100])/SUM([.C$1:.C$100])" office:value-type="float" office:value="5371.65601118787" calcext:value-type="float">
            <text:p>5371.6560111879</text:p>
          </table:table-cell>
          <table:table-cell office:value-type="float" office:value="2040" calcext:value-type="float">
            <text:p>2040</text:p>
          </table:table-cell>
          <table:table-cell table:formula="of:=[.E66]*SUM([.G$1:.G$100])/SUM([.E$1:.E$100])" office:value-type="float" office:value="5548.97283319165" calcext:value-type="float">
            <text:p>5548.9728331917</text:p>
          </table:table-cell>
          <table:table-cell office:value-type="float" office:value="12112" calcext:value-type="float">
            <text:p>12112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table:formula="of:=[.C67]*SUM([.G$1:.G$100])/SUM([.C$1:.C$100])" office:value-type="float" office:value="5680.10429785413" calcext:value-type="float">
            <text:p>5680.1042978541</text:p>
          </table:table-cell>
          <table:table-cell office:value-type="float" office:value="1947" calcext:value-type="float">
            <text:p>1947</text:p>
          </table:table-cell>
          <table:table-cell table:formula="of:=[.E67]*SUM([.G$1:.G$100])/SUM([.E$1:.E$100])" office:value-type="float" office:value="5296.00495403145" calcext:value-type="float">
            <text:p>5296.0049540315</text:p>
          </table:table-cell>
          <table:table-cell office:value-type="float" office:value="11202" calcext:value-type="float">
            <text:p>11202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27" calcext:value-type="float">
            <text:p>1027</text:p>
          </table:table-cell>
          <table:table-cell table:formula="of:=[.C68]*SUM([.G$1:.G$100])/SUM([.C$1:.C$100])" office:value-type="float" office:value="5976.91302653298" calcext:value-type="float">
            <text:p>5976.913026533</text:p>
          </table:table-cell>
          <table:table-cell office:value-type="float" office:value="1863" calcext:value-type="float">
            <text:p>1863</text:p>
          </table:table-cell>
          <table:table-cell table:formula="of:=[.E68]*SUM([.G$1:.G$100])/SUM([.E$1:.E$100])" office:value-type="float" office:value="5067.51783737061" calcext:value-type="float">
            <text:p>5067.5178373706</text:p>
          </table:table-cell>
          <table:table-cell office:value-type="float" office:value="8989" calcext:value-type="float">
            <text:p>8989</text:p>
          </table:table-cell>
          <table:table-cell office:value-type="float" office:value="13115" calcext:value-type="float">
            <text:p>1311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166" calcext:value-type="float">
            <text:p>1166</text:p>
          </table:table-cell>
          <table:table-cell table:formula="of:=[.C69]*SUM([.G$1:.G$100])/SUM([.C$1:.C$100])" office:value-type="float" office:value="6785.8623066577" calcext:value-type="float">
            <text:p>6785.8623066577</text:p>
          </table:table-cell>
          <table:table-cell office:value-type="float" office:value="2065" calcext:value-type="float">
            <text:p>2065</text:p>
          </table:table-cell>
          <table:table-cell table:formula="of:=[.E69]*SUM([.G$1:.G$100])/SUM([.E$1:.E$100])" office:value-type="float" office:value="5616.97495124547" calcext:value-type="float">
            <text:p>5616.9749512455</text:p>
          </table:table-cell>
          <table:table-cell office:value-type="float" office:value="7043" calcext:value-type="float">
            <text:p>7043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31" calcext:value-type="float">
            <text:p>1431</text:p>
          </table:table-cell>
          <table:table-cell table:formula="of:=[.C70]*SUM([.G$1:.G$100])/SUM([.C$1:.C$100])" office:value-type="float" office:value="8328.103739989" calcext:value-type="float">
            <text:p>8328.103739989</text:p>
          </table:table-cell>
          <table:table-cell office:value-type="float" office:value="2250" calcext:value-type="float">
            <text:p>2250</text:p>
          </table:table-cell>
          <table:table-cell table:formula="of:=[.E70]*SUM([.G$1:.G$100])/SUM([.E$1:.E$100])" office:value-type="float" office:value="6120.19062484374" calcext:value-type="float">
            <text:p>6120.1906248437</text:p>
          </table:table-cell>
          <table:table-cell office:value-type="float" office:value="5706" calcext:value-type="float">
            <text:p>5706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51" calcext:value-type="float">
            <text:p>1651</text:p>
          </table:table-cell>
          <table:table-cell table:formula="of:=[.C71]*SUM([.G$1:.G$100])/SUM([.C$1:.C$100])" office:value-type="float" office:value="9608.45511860366" calcext:value-type="float">
            <text:p>9608.4551186037</text:p>
          </table:table-cell>
          <table:table-cell office:value-type="float" office:value="2530" calcext:value-type="float">
            <text:p>2530</text:p>
          </table:table-cell>
          <table:table-cell table:formula="of:=[.E71]*SUM([.G$1:.G$100])/SUM([.E$1:.E$100])" office:value-type="float" office:value="6881.81434704651" calcext:value-type="float">
            <text:p>6881.8143470465</text:p>
          </table:table-cell>
          <table:table-cell office:value-type="float" office:value="5207" calcext:value-type="float">
            <text:p>5207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45" calcext:value-type="float">
            <text:p>2045</text:p>
          </table:table-cell>
          <table:table-cell table:formula="of:=[.C72]*SUM([.G$1:.G$100])/SUM([.C$1:.C$100])" office:value-type="float" office:value="11901.4480421226" calcext:value-type="float">
            <text:p>11901.4480421226</text:p>
          </table:table-cell>
          <table:table-cell office:value-type="float" office:value="3042" calcext:value-type="float">
            <text:p>3042</text:p>
          </table:table-cell>
          <table:table-cell table:formula="of:=[.E72]*SUM([.G$1:.G$100])/SUM([.E$1:.E$100])" office:value-type="float" office:value="8274.49772478873" calcext:value-type="float">
            <text:p>8274.4977247887</text:p>
          </table:table-cell>
          <table:table-cell office:value-type="float" office:value="4928" calcext:value-type="float">
            <text:p>4928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574" calcext:value-type="float">
            <text:p>2574</text:p>
          </table:table-cell>
          <table:table-cell table:formula="of:=[.C73]*SUM([.G$1:.G$100])/SUM([.C$1:.C$100])" office:value-type="float" office:value="14980.1111297915" calcext:value-type="float">
            <text:p>14980.1111297915</text:p>
          </table:table-cell>
          <table:table-cell office:value-type="float" office:value="3762" calcext:value-type="float">
            <text:p>3762</text:p>
          </table:table-cell>
          <table:table-cell table:formula="of:=[.E73]*SUM([.G$1:.G$100])/SUM([.E$1:.E$100])" office:value-type="float" office:value="10232.9587247387" calcext:value-type="float">
            <text:p>10232.9587247387</text:p>
          </table:table-cell>
          <table:table-cell office:value-type="float" office:value="5430" calcext:value-type="float">
            <text:p>5430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299" calcext:value-type="float">
            <text:p>3299</text:p>
          </table:table-cell>
          <table:table-cell table:formula="of:=[.C74]*SUM([.G$1:.G$100])/SUM([.C$1:.C$100])" office:value-type="float" office:value="19199.4509002262" calcext:value-type="float">
            <text:p>19199.4509002262</text:p>
          </table:table-cell>
          <table:table-cell office:value-type="float" office:value="4860" calcext:value-type="float">
            <text:p>4860</text:p>
          </table:table-cell>
          <table:table-cell table:formula="of:=[.E74]*SUM([.G$1:.G$100])/SUM([.E$1:.E$100])" office:value-type="float" office:value="13219.6117496625" calcext:value-type="float">
            <text:p>13219.6117496625</text:p>
          </table:table-cell>
          <table:table-cell office:value-type="float" office:value="6039" calcext:value-type="float">
            <text:p>6039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052" calcext:value-type="float">
            <text:p>4052</text:p>
          </table:table-cell>
          <table:table-cell table:formula="of:=[.C75]*SUM([.G$1:.G$100])/SUM([.C$1:.C$100])" office:value-type="float" office:value="23581.7444824846" calcext:value-type="float">
            <text:p>23581.7444824846</text:p>
          </table:table-cell>
          <table:table-cell office:value-type="float" office:value="6198" calcext:value-type="float">
            <text:p>6198</text:p>
          </table:table-cell>
          <table:table-cell table:formula="of:=[.E75]*SUM([.G$1:.G$100])/SUM([.E$1:.E$100])" office:value-type="float" office:value="16859.0851079029" calcext:value-type="float">
            <text:p>16859.0851079029</text:p>
          </table:table-cell>
          <table:table-cell office:value-type="float" office:value="6954" calcext:value-type="float">
            <text:p>6954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995" calcext:value-type="float">
            <text:p>4995</text:p>
          </table:table-cell>
          <table:table-cell table:formula="of:=[.C76]*SUM([.G$1:.G$100])/SUM([.C$1:.C$100])" office:value-type="float" office:value="29069.7960735465" calcext:value-type="float">
            <text:p>29069.7960735465</text:p>
          </table:table-cell>
          <table:table-cell office:value-type="float" office:value="7699" calcext:value-type="float">
            <text:p>7699</text:p>
          </table:table-cell>
          <table:table-cell table:formula="of:=[.E76]*SUM([.G$1:.G$100])/SUM([.E$1:.E$100])" office:value-type="float" office:value="20941.9322758542" calcext:value-type="float">
            <text:p>20941.9322758542</text:p>
          </table:table-cell>
          <table:table-cell office:value-type="float" office:value="8211" calcext:value-type="float">
            <text:p>8211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151" calcext:value-type="float">
            <text:p>5151</text:p>
          </table:table-cell>
          <table:table-cell table:formula="of:=[.C77]*SUM([.G$1:.G$100])/SUM([.C$1:.C$100])" office:value-type="float" office:value="29977.6815965642" calcext:value-type="float">
            <text:p>29977.6815965642</text:p>
          </table:table-cell>
          <table:table-cell office:value-type="float" office:value="9874" calcext:value-type="float">
            <text:p>9874</text:p>
          </table:table-cell>
          <table:table-cell table:formula="of:=[.E77]*SUM([.G$1:.G$100])/SUM([.E$1:.E$100])" office:value-type="float" office:value="26858.1165465365" calcext:value-type="float">
            <text:p>26858.1165465365</text:p>
          </table:table-cell>
          <table:table-cell office:value-type="float" office:value="10045" calcext:value-type="float">
            <text:p>10045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979" calcext:value-type="float">
            <text:p>3979</text:p>
          </table:table-cell>
          <table:table-cell table:formula="of:=[.C78]*SUM([.G$1:.G$100])/SUM([.C$1:.C$100])" office:value-type="float" office:value="23156.9006159442" calcext:value-type="float">
            <text:p>23156.9006159442</text:p>
          </table:table-cell>
          <table:table-cell office:value-type="float" office:value="10669" calcext:value-type="float">
            <text:p>10669</text:p>
          </table:table-cell>
          <table:table-cell table:formula="of:=[.E78]*SUM([.G$1:.G$100])/SUM([.E$1:.E$100])" office:value-type="float" office:value="29020.5839006479" calcext:value-type="float">
            <text:p>29020.5839006479</text:p>
          </table:table-cell>
          <table:table-cell office:value-type="float" office:value="13025" calcext:value-type="float">
            <text:p>13025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702" calcext:value-type="float">
            <text:p>1702</text:p>
          </table:table-cell>
          <table:table-cell table:formula="of:=[.C79]*SUM([.G$1:.G$100])/SUM([.C$1:.C$100])" office:value-type="float" office:value="9905.26384728251" calcext:value-type="float">
            <text:p>9905.2638472825</text:p>
          </table:table-cell>
          <table:table-cell office:value-type="float" office:value="9442" calcext:value-type="float">
            <text:p>9442</text:p>
          </table:table-cell>
          <table:table-cell table:formula="of:=[.E79]*SUM([.G$1:.G$100])/SUM([.E$1:.E$100])" office:value-type="float" office:value="25683.0399465665" calcext:value-type="float">
            <text:p>25683.0399465665</text:p>
          </table:table-cell>
          <table:table-cell office:value-type="float" office:value="16882" calcext:value-type="float">
            <text:p>16882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formula="of:=[.C80]*SUM([.G$1:.G$100])/SUM([.C$1:.C$100])" office:value-type="float" office:value="1775.03259307942" calcext:value-type="float">
            <text:p>1775.0325930794</text:p>
          </table:table-cell>
          <table:table-cell office:value-type="float" office:value="4690" calcext:value-type="float">
            <text:p>4690</text:p>
          </table:table-cell>
          <table:table-cell table:formula="of:=[.E80]*SUM([.G$1:.G$100])/SUM([.E$1:.E$100])" office:value-type="float" office:value="12757.1973468965" calcext:value-type="float">
            <text:p>12757.1973468965</text:p>
          </table:table-cell>
          <table:table-cell office:value-type="float" office:value="22383" calcext:value-type="float">
            <text:p>22383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C81]*SUM([.G$1:.G$100])/SUM([.C$1:.C$100])" office:value-type="float" office:value="98.936242892951" calcext:value-type="float">
            <text:p>98.936242893</text:p>
          </table:table-cell>
          <table:table-cell office:value-type="float" office:value="960" calcext:value-type="float">
            <text:p>960</text:p>
          </table:table-cell>
          <table:table-cell table:formula="of:=[.E81]*SUM([.G$1:.G$100])/SUM([.E$1:.E$100])" office:value-type="float" office:value="2611.28133326666" calcext:value-type="float">
            <text:p>2611.2813332667</text:p>
          </table:table-cell>
          <table:table-cell office:value-type="float" office:value="27700" calcext:value-type="float">
            <text:p>27700</text:p>
          </table:table-cell>
          <table:table-cell office:value-type="float" office:value="23031" calcext:value-type="float">
            <text:p>230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82]*SUM([.G$1:.G$100])/SUM([.C$1:.C$100])" office:value-type="float" office:value="23.279115974812" calcext:value-type="float">
            <text:p>23.2791159748</text:p>
          </table:table-cell>
          <table:table-cell office:value-type="float" office:value="53" calcext:value-type="float">
            <text:p>53</text:p>
          </table:table-cell>
          <table:table-cell table:formula="of:=[.E82]*SUM([.G$1:.G$100])/SUM([.E$1:.E$100])" office:value-type="float" office:value="144.164490274097" calcext:value-type="float">
            <text:p>144.1644902741</text:p>
          </table:table-cell>
          <table:table-cell office:value-type="float" office:value="28907" calcext:value-type="float">
            <text:p>28907</text:p>
          </table:table-cell>
          <table:table-cell office:value-type="float" office:value="28696" calcext:value-type="float">
            <text:p>2869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*SUM([.G$1:.G$100])/SUM([.C$1:.C$1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3]*SUM([.G$1:.G$100])/SUM([.E$1:.E$100])" office:value-type="float" office:value="5.44016944430554" calcext:value-type="float">
            <text:p>5.4401694443</text:p>
          </table:table-cell>
          <table:table-cell office:value-type="float" office:value="20547" calcext:value-type="float">
            <text:p>20547</text:p>
          </table:table-cell>
          <table:table-cell office:value-type="float" office:value="29343" calcext:value-type="float">
            <text:p>293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*SUM([.G$1:.G$100])/SUM([.C$1:.C$1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4]*SUM([.G$1:.G$100])/SUM([.E$1:.E$100])" office:value-type="float" office:value="2.72008472215277" calcext:value-type="float">
            <text:p>2.7200847222</text:p>
          </table:table-cell>
          <table:table-cell office:value-type="float" office:value="6546" calcext:value-type="float">
            <text:p>6546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5]*SUM([.G$1:.G$100])/SUM([.E$1:.E$100]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6]*SUM([.G$1:.G$100])/SUM([.E$1:.E$10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7]*SUM([.G$1:.G$100])/SUM([.E$1:.E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9a5" table:style-name="ta1">
        <table:shapes>
          <draw:frame draw:z-index="0" draw:style-name="gr1" draw:text-style-name="P1" svg:width="192.46mm" svg:height="102.53mm" svg:x="141.25mm" svg:y="17.27mm">
            <loext:p draw:notify-on-update-of-ranges="9a5.A25:9a5.A74 9a5.C25:9a5.C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139.32mm" svg:y="121.65mm">
            <loext:p draw:notify-on-update-of-ranges="9a5.A27:9a5.A74 9a5.E27:9a5.E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formula="of:=11.2819+[.B1]*(20.7789-11.2819)/100" office:value-type="float" office:value="11.2819" calcext:value-type="float">
            <text:p>11.28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]*(20.7789-11.2819)/100" office:value-type="float" office:value="11.37687" calcext:value-type="float">
            <text:p>11.37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3]*(20.7789-11.2819)/100" office:value-type="float" office:value="11.47184" calcext:value-type="float">
            <text:p>11.47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4]*(20.7789-11.2819)/100" office:value-type="float" office:value="11.56681" calcext:value-type="float">
            <text:p>11.566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5]*(20.7789-11.2819)/100" office:value-type="float" office:value="11.66178" calcext:value-type="float">
            <text:p>11.661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6]*(20.7789-11.2819)/100" office:value-type="float" office:value="11.75675" calcext:value-type="float">
            <text:p>11.756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]*(20.7789-11.2819)/100" office:value-type="float" office:value="11.85172" calcext:value-type="float">
            <text:p>11.85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]*(20.7789-11.2819)/100" office:value-type="float" office:value="11.94669" calcext:value-type="float">
            <text:p>11.946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]*(20.7789-11.2819)/100" office:value-type="float" office:value="12.04166" calcext:value-type="float">
            <text:p>12.041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0]*(20.7789-11.2819)/100" office:value-type="float" office:value="12.13663" calcext:value-type="float">
            <text:p>12.136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1]*(20.7789-11.2819)/100" office:value-type="float" office:value="12.2316" calcext:value-type="float">
            <text:p>12.23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2]*(20.7789-11.2819)/100" office:value-type="float" office:value="12.32657" calcext:value-type="float">
            <text:p>12.326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3]*(20.7789-11.2819)/100" office:value-type="float" office:value="12.42154" calcext:value-type="float">
            <text:p>12.421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4]*(20.7789-11.2819)/100" office:value-type="float" office:value="12.51651" calcext:value-type="float">
            <text:p>12.516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5]*(20.7789-11.2819)/100" office:value-type="float" office:value="12.61148" calcext:value-type="float">
            <text:p>12.611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6]*(20.7789-11.2819)/100" office:value-type="float" office:value="12.70645" calcext:value-type="float">
            <text:p>12.706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7]*(20.7789-11.2819)/100" office:value-type="float" office:value="12.80142" calcext:value-type="float">
            <text:p>12.801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8]*(20.7789-11.2819)/100" office:value-type="float" office:value="12.89639" calcext:value-type="float">
            <text:p>12.896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9]*(20.7789-11.2819)/100" office:value-type="float" office:value="12.99136" calcext:value-type="float">
            <text:p>12.991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0]*(20.7789-11.2819)/100" office:value-type="float" office:value="13.08633" calcext:value-type="float">
            <text:p>13.086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2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1]*(20.7789-11.2819)/100" office:value-type="float" office:value="13.1813" calcext:value-type="float">
            <text:p>13.18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2]*(20.7789-11.2819)/100" office:value-type="float" office:value="13.27627" calcext:value-type="float">
            <text:p>13.276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3]*(20.7789-11.2819)/100" office:value-type="float" office:value="13.37124" calcext:value-type="float">
            <text:p>13.371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4]*(20.7789-11.2819)/100" office:value-type="float" office:value="13.46621" calcext:value-type="float">
            <text:p>13.46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5]*(20.7789-11.2819)/100" office:value-type="float" office:value="13.56118" calcext:value-type="float">
            <text:p>13.561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6]*(20.7789-11.2819)/100" office:value-type="float" office:value="13.65615" calcext:value-type="float">
            <text:p>13.656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7]*(20.7789-11.2819)/100" office:value-type="float" office:value="13.75112" calcext:value-type="float">
            <text:p>13.751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C27]/[.$C$35]" office:value-type="float" office:value="0.0000787984807652908" calcext:value-type="float">
            <text:p>7.87984807652908E-05</text:p>
          </table:table-cell>
          <table:table-cell table:formula="of:=-LN([.D27])" office:value-type="float" office:value="9.44861684091458" calcext:value-type="float">
            <text:p>9.4486168409</text:p>
          </table:table-cell>
        </table:table-row>
        <table:table-row table:style-name="ro1">
          <table:table-cell table:formula="of:=11.2819+[.B28]*(20.7789-11.2819)/100" office:value-type="float" office:value="13.84609" calcext:value-type="float">
            <text:p>13.84609</text:p>
          </table:table-cell>
          <table:table-cell office:value-type="float" office:value="27" calcext:value-type="float">
            <text:p>27</text:p>
          </table:table-cell>
          <table:table-cell office:value-type="float" office:value="302" calcext:value-type="float">
            <text:p>302</text:p>
          </table:table-cell>
          <table:table-cell table:formula="of:=[.C28]/[.$C$35]" office:value-type="float" office:value="0.00118985705955589" calcext:value-type="float">
            <text:p>0.0011898571</text:p>
          </table:table-cell>
          <table:table-cell table:formula="of:=-LN([.D28])" office:value-type="float" office:value="6.73392209709371" calcext:value-type="float">
            <text:p>6.7339220971</text:p>
          </table:table-cell>
        </table:table-row>
        <table:table-row table:style-name="ro1">
          <table:table-cell table:formula="of:=11.2819+[.B29]*(20.7789-11.2819)/100" office:value-type="float" office:value="13.94106" calcext:value-type="float">
            <text:p>13.94106</text:p>
          </table:table-cell>
          <table:table-cell office:value-type="float" office:value="28" calcext:value-type="float">
            <text:p>28</text:p>
          </table:table-cell>
          <table:table-cell office:value-type="float" office:value="2847" calcext:value-type="float">
            <text:p>2847</text:p>
          </table:table-cell>
          <table:table-cell table:formula="of:=[.C29]/[.$C$35]" office:value-type="float" office:value="0.0112169637369392" calcext:value-type="float">
            <text:p>0.0112169637</text:p>
          </table:table-cell>
          <table:table-cell table:formula="of:=-LN([.D29])" office:value-type="float" office:value="4.49032802719054" calcext:value-type="float">
            <text:p>4.4903280272</text:p>
          </table:table-cell>
        </table:table-row>
        <table:table-row table:style-name="ro1">
          <table:table-cell table:formula="of:=11.2819+[.B30]*(20.7789-11.2819)/100" office:value-type="float" office:value="14.03603" calcext:value-type="float">
            <text:p>14.03603</text:p>
          </table:table-cell>
          <table:table-cell office:value-type="float" office:value="29" calcext:value-type="float">
            <text:p>29</text:p>
          </table:table-cell>
          <table:table-cell office:value-type="float" office:value="15933" calcext:value-type="float">
            <text:p>15933</text:p>
          </table:table-cell>
          <table:table-cell table:formula="of:=[.C30]/[.$C$35]" office:value-type="float" office:value="0.0627748097016689" calcext:value-type="float">
            <text:p>0.0627748097</text:p>
          </table:table-cell>
          <table:table-cell table:formula="of:=-LN([.D30])" office:value-type="float" office:value="2.76820140537807" calcext:value-type="float">
            <text:p>2.7682014054</text:p>
          </table:table-cell>
        </table:table-row>
        <table:table-row table:style-name="ro1">
          <table:table-cell table:formula="of:=11.2819+[.B31]*(20.7789-11.2819)/100" office:value-type="float" office:value="14.131" calcext:value-type="float">
            <text:p>14.131</text:p>
          </table:table-cell>
          <table:table-cell office:value-type="float" office:value="30" calcext:value-type="float">
            <text:p>30</text:p>
          </table:table-cell>
          <table:table-cell office:value-type="float" office:value="52008" calcext:value-type="float">
            <text:p>52008</text:p>
          </table:table-cell>
          <table:table-cell table:formula="of:=[.C31]/[.$C$35]" office:value-type="float" office:value="0.204907569382062" calcext:value-type="float">
            <text:p>0.2049075694</text:p>
          </table:table-cell>
          <table:table-cell table:formula="of:=-LN([.D31])" office:value-type="float" office:value="1.58519628258427" calcext:value-type="float">
            <text:p>1.5851962826</text:p>
          </table:table-cell>
        </table:table-row>
        <table:table-row table:style-name="ro1">
          <table:table-cell table:formula="of:=11.2819+[.B32]*(20.7789-11.2819)/100" office:value-type="float" office:value="14.22597" calcext:value-type="float">
            <text:p>14.22597</text:p>
          </table:table-cell>
          <table:table-cell office:value-type="float" office:value="31" calcext:value-type="float">
            <text:p>31</text:p>
          </table:table-cell>
          <table:table-cell office:value-type="float" office:value="112191" calcext:value-type="float">
            <text:p>112191</text:p>
          </table:table-cell>
          <table:table-cell table:formula="of:=[.C32]/[.$C$35]" office:value-type="float" office:value="0.442024017776937" calcext:value-type="float">
            <text:p>0.4420240178</text:p>
          </table:table-cell>
          <table:table-cell table:formula="of:=-LN([.D32])" office:value-type="float" office:value="0.816391059518892" calcext:value-type="float">
            <text:p>0.8163910595</text:p>
          </table:table-cell>
        </table:table-row>
        <table:table-row table:style-name="ro1">
          <table:table-cell table:formula="of:=11.2819+[.B33]*(20.7789-11.2819)/100" office:value-type="float" office:value="14.32094" calcext:value-type="float">
            <text:p>14.32094</text:p>
          </table:table-cell>
          <table:table-cell office:value-type="float" office:value="32" calcext:value-type="float">
            <text:p>32</text:p>
          </table:table-cell>
          <table:table-cell office:value-type="float" office:value="177680" calcext:value-type="float">
            <text:p>177680</text:p>
          </table:table-cell>
          <table:table-cell table:formula="of:=[.C33]/[.$C$35]" office:value-type="float" office:value="0.700045703118844" calcext:value-type="float">
            <text:p>0.7000457031</text:p>
          </table:table-cell>
          <table:table-cell table:formula="of:=-LN([.D33])" office:value-type="float" office:value="0.356609655900266" calcext:value-type="float">
            <text:p>0.3566096559</text:p>
          </table:table-cell>
        </table:table-row>
        <table:table-row table:style-name="ro1">
          <table:table-cell table:formula="of:=11.2819+[.B34]*(20.7789-11.2819)/100" office:value-type="float" office:value="14.41591" calcext:value-type="float">
            <text:p>14.41591</text:p>
          </table:table-cell>
          <table:table-cell office:value-type="float" office:value="33" calcext:value-type="float">
            <text:p>33</text:p>
          </table:table-cell>
          <table:table-cell office:value-type="float" office:value="229318" calcext:value-type="float">
            <text:p>229318</text:p>
          </table:table-cell>
          <table:table-cell table:formula="of:=[.C34]/[.$C$35]" office:value-type="float" office:value="0.903495500606748" calcext:value-type="float">
            <text:p>0.9034955006</text:p>
          </table:table-cell>
          <table:table-cell table:formula="of:=-LN([.D34])" office:value-type="float" office:value="0.101484148921581" calcext:value-type="float">
            <text:p>0.1014841489</text:p>
          </table:table-cell>
        </table:table-row>
        <table:table-row table:style-name="ro1">
          <table:table-cell table:formula="of:=11.2819+[.B35]*(20.7789-11.2819)/100" office:value-type="float" office:value="14.51088" calcext:value-type="float">
            <text:p>14.51088</text:p>
          </table:table-cell>
          <table:table-cell office:value-type="float" office:value="34" calcext:value-type="float">
            <text:p>34</text:p>
          </table:table-cell>
          <table:table-cell office:value-type="float" office:value="253812" calcext:value-type="float">
            <text:p>253812</text:p>
          </table:table-cell>
          <table:table-cell table:formula="of:=[.C35]/[.$C$35]" office:value-type="float" office:value="1" calcext:value-type="float">
            <text:p>1</text:p>
          </table:table-cell>
          <table:table-cell table:formula="of:=-LN([.D35])" office:value-type="float" office:value="-0" calcext:value-type="float">
            <text:p>0</text:p>
          </table:table-cell>
        </table:table-row>
        <table:table-row table:style-name="ro1">
          <table:table-cell table:formula="of:=11.2819+[.B36]*(20.7789-11.2819)/100" office:value-type="float" office:value="14.60585" calcext:value-type="float">
            <text:p>14.60585</text:p>
          </table:table-cell>
          <table:table-cell office:value-type="float" office:value="35" calcext:value-type="float">
            <text:p>35</text:p>
          </table:table-cell>
          <table:table-cell office:value-type="float" office:value="253514" calcext:value-type="float">
            <text:p>253514</text:p>
          </table:table-cell>
          <table:table-cell table:formula="of:=[.C36]/[.$C$35]" office:value-type="float" office:value="0.998825902636597" calcext:value-type="float">
            <text:p>0.9988259026</text:p>
          </table:table-cell>
          <table:table-cell table:formula="of:=-LN([.D36])" office:value-type="float" office:value="0.00117478715568723" calcext:value-type="float">
            <text:p>0.0011747872</text:p>
          </table:table-cell>
        </table:table-row>
        <table:table-row table:style-name="ro1">
          <table:table-cell table:formula="of:=11.2819+[.B37]*(20.7789-11.2819)/100" office:value-type="float" office:value="14.70082" calcext:value-type="float">
            <text:p>14.70082</text:p>
          </table:table-cell>
          <table:table-cell office:value-type="float" office:value="36" calcext:value-type="float">
            <text:p>36</text:p>
          </table:table-cell>
          <table:table-cell office:value-type="float" office:value="231457" calcext:value-type="float">
            <text:p>231457</text:p>
          </table:table-cell>
          <table:table-cell table:formula="of:=[.C37]/[.$C$35]" office:value-type="float" office:value="0.911922998124596" calcext:value-type="float">
            <text:p>0.9119229981</text:p>
          </table:table-cell>
          <table:table-cell table:formula="of:=-LN([.D37])" office:value-type="float" office:value="0.0921997243533028" calcext:value-type="float">
            <text:p>0.0921997244</text:p>
          </table:table-cell>
        </table:table-row>
        <table:table-row table:style-name="ro1">
          <table:table-cell table:formula="of:=11.2819+[.B38]*(20.7789-11.2819)/100" office:value-type="float" office:value="14.79579" calcext:value-type="float">
            <text:p>14.79579</text:p>
          </table:table-cell>
          <table:table-cell office:value-type="float" office:value="37" calcext:value-type="float">
            <text:p>37</text:p>
          </table:table-cell>
          <table:table-cell office:value-type="float" office:value="194911" calcext:value-type="float">
            <text:p>194911</text:p>
          </table:table-cell>
          <table:table-cell table:formula="of:=[.C38]/[.$C$35]" office:value-type="float" office:value="0.76793453422218" calcext:value-type="float">
            <text:p>0.7679345342</text:p>
          </table:table-cell>
          <table:table-cell table:formula="of:=-LN([.D38])" office:value-type="float" office:value="0.264050791365965" calcext:value-type="float">
            <text:p>0.2640507914</text:p>
          </table:table-cell>
        </table:table-row>
        <table:table-row table:style-name="ro1">
          <table:table-cell table:formula="of:=11.2819+[.B39]*(20.7789-11.2819)/100" office:value-type="float" office:value="14.89076" calcext:value-type="float">
            <text:p>14.89076</text:p>
          </table:table-cell>
          <table:table-cell office:value-type="float" office:value="38" calcext:value-type="float">
            <text:p>38</text:p>
          </table:table-cell>
          <table:table-cell office:value-type="float" office:value="153504" calcext:value-type="float">
            <text:p>153504</text:p>
          </table:table-cell>
          <table:table-cell table:formula="of:=[.C39]/[.$C$35]" office:value-type="float" office:value="0.60479409956976" calcext:value-type="float">
            <text:p>0.6047940996</text:p>
          </table:table-cell>
          <table:table-cell table:formula="of:=-LN([.D39])" office:value-type="float" office:value="0.502867210166784" calcext:value-type="float">
            <text:p>0.5028672102</text:p>
          </table:table-cell>
        </table:table-row>
        <table:table-row table:style-name="ro1">
          <table:table-cell table:formula="of:=11.2819+[.B40]*(20.7789-11.2819)/100" office:value-type="float" office:value="14.98573" calcext:value-type="float">
            <text:p>14.98573</text:p>
          </table:table-cell>
          <table:table-cell office:value-type="float" office:value="39" calcext:value-type="float">
            <text:p>39</text:p>
          </table:table-cell>
          <table:table-cell office:value-type="float" office:value="112019" calcext:value-type="float">
            <text:p>112019</text:p>
          </table:table-cell>
          <table:table-cell table:formula="of:=[.C40]/[.$C$35]" office:value-type="float" office:value="0.441346350842356" calcext:value-type="float">
            <text:p>0.4413463508</text:p>
          </table:table-cell>
          <table:table-cell table:formula="of:=-LN([.D40])" office:value-type="float" office:value="0.817925335721923" calcext:value-type="float">
            <text:p>0.8179253357</text:p>
          </table:table-cell>
        </table:table-row>
        <table:table-row table:style-name="ro1">
          <table:table-cell table:formula="of:=11.2819+[.B41]*(20.7789-11.2819)/100" office:value-type="float" office:value="15.0807" calcext:value-type="float">
            <text:p>15.0807</text:p>
          </table:table-cell>
          <table:table-cell office:value-type="float" office:value="40" calcext:value-type="float">
            <text:p>40</text:p>
          </table:table-cell>
          <table:table-cell office:value-type="float" office:value="77215" calcext:value-type="float">
            <text:p>77215</text:p>
          </table:table-cell>
          <table:table-cell table:formula="of:=[.C41]/[.$C$35]" office:value-type="float" office:value="0.304221234614597" calcext:value-type="float">
            <text:p>0.3042212346</text:p>
          </table:table-cell>
          <table:table-cell table:formula="of:=-LN([.D41])" office:value-type="float" office:value="1.19000009681147" calcext:value-type="float">
            <text:p>1.1900000968</text:p>
          </table:table-cell>
        </table:table-row>
        <table:table-row table:style-name="ro1">
          <table:table-cell table:formula="of:=11.2819+[.B42]*(20.7789-11.2819)/100" office:value-type="float" office:value="15.17567" calcext:value-type="float">
            <text:p>15.17567</text:p>
          </table:table-cell>
          <table:table-cell office:value-type="float" office:value="41" calcext:value-type="float">
            <text:p>41</text:p>
          </table:table-cell>
          <table:table-cell office:value-type="float" office:value="50963" calcext:value-type="float">
            <text:p>50963</text:p>
          </table:table-cell>
          <table:table-cell table:formula="of:=[.C42]/[.$C$35]" office:value-type="float" office:value="0.200790348762076" calcext:value-type="float">
            <text:p>0.2007903488</text:p>
          </table:table-cell>
          <table:table-cell table:formula="of:=-LN([.D42])" office:value-type="float" office:value="1.60549395625356" calcext:value-type="float">
            <text:p>1.6054939563</text:p>
          </table:table-cell>
        </table:table-row>
        <table:table-row table:style-name="ro1">
          <table:table-cell table:formula="of:=11.2819+[.B43]*(20.7789-11.2819)/100" office:value-type="float" office:value="15.27064" calcext:value-type="float">
            <text:p>15.27064</text:p>
          </table:table-cell>
          <table:table-cell office:value-type="float" office:value="42" calcext:value-type="float">
            <text:p>42</text:p>
          </table:table-cell>
          <table:table-cell office:value-type="float" office:value="33434" calcext:value-type="float">
            <text:p>33434</text:p>
          </table:table-cell>
          <table:table-cell table:formula="of:=[.C43]/[.$C$35]" office:value-type="float" office:value="0.131727420295337" calcext:value-type="float">
            <text:p>0.1317274203</text:p>
          </table:table-cell>
          <table:table-cell table:formula="of:=-LN([.D43])" office:value-type="float" office:value="2.027020489206" calcext:value-type="float">
            <text:p>2.0270204892</text:p>
          </table:table-cell>
        </table:table-row>
        <table:table-row table:style-name="ro1">
          <table:table-cell table:formula="of:=11.2819+[.B44]*(20.7789-11.2819)/100" office:value-type="float" office:value="15.36561" calcext:value-type="float">
            <text:p>15.36561</text:p>
          </table:table-cell>
          <table:table-cell office:value-type="float" office:value="43" calcext:value-type="float">
            <text:p>43</text:p>
          </table:table-cell>
          <table:table-cell office:value-type="float" office:value="22924" calcext:value-type="float">
            <text:p>22924</text:p>
          </table:table-cell>
          <table:table-cell table:formula="of:=[.C44]/[.$C$35]" office:value-type="float" office:value="0.0903188186531764" calcext:value-type="float">
            <text:p>0.0903188187</text:p>
          </table:table-cell>
          <table:table-cell table:formula="of:=-LN([.D44])" office:value-type="float" office:value="2.40440943879695" calcext:value-type="float">
            <text:p>2.4044094388</text:p>
          </table:table-cell>
        </table:table-row>
        <table:table-row table:style-name="ro1">
          <table:table-cell table:formula="of:=11.2819+[.B45]*(20.7789-11.2819)/100" office:value-type="float" office:value="15.46058" calcext:value-type="float">
            <text:p>15.46058</text:p>
          </table:table-cell>
          <table:table-cell office:value-type="float" office:value="44" calcext:value-type="float">
            <text:p>44</text:p>
          </table:table-cell>
          <table:table-cell office:value-type="float" office:value="16291" calcext:value-type="float">
            <text:p>16291</text:p>
          </table:table-cell>
          <table:table-cell table:formula="of:=[.C45]/[.$C$35]" office:value-type="float" office:value="0.0641853025073677" calcext:value-type="float">
            <text:p>0.0641853025</text:p>
          </table:table-cell>
          <table:table-cell table:formula="of:=-LN([.D45])" office:value-type="float" office:value="2.74598102740241" calcext:value-type="float">
            <text:p>2.7459810274</text:p>
          </table:table-cell>
        </table:table-row>
        <table:table-row table:style-name="ro1">
          <table:table-cell table:formula="of:=11.2819+[.B46]*(20.7789-11.2819)/100" office:value-type="float" office:value="15.55555" calcext:value-type="float">
            <text:p>15.55555</text:p>
          </table:table-cell>
          <table:table-cell office:value-type="float" office:value="45" calcext:value-type="float">
            <text:p>45</text:p>
          </table:table-cell>
          <table:table-cell office:value-type="float" office:value="12691" calcext:value-type="float">
            <text:p>12691</text:p>
          </table:table-cell>
          <table:table-cell table:formula="of:=[.C46]/[.$C$35]" office:value-type="float" office:value="0.0500015759696153" calcext:value-type="float">
            <text:p>0.050001576</text:p>
          </table:table-cell>
          <table:table-cell table:formula="of:=-LN([.D46])" office:value-type="float" office:value="2.99570075465841" calcext:value-type="float">
            <text:p>2.9957007547</text:p>
          </table:table-cell>
        </table:table-row>
        <table:table-row table:style-name="ro1">
          <table:table-cell table:formula="of:=11.2819+[.B47]*(20.7789-11.2819)/100" office:value-type="float" office:value="15.65052" calcext:value-type="float">
            <text:p>15.65052</text:p>
          </table:table-cell>
          <table:table-cell office:value-type="float" office:value="46" calcext:value-type="float">
            <text:p>46</text:p>
          </table:table-cell>
          <table:table-cell office:value-type="float" office:value="10620" calcext:value-type="float">
            <text:p>10620</text:p>
          </table:table-cell>
          <table:table-cell table:formula="of:=[.C47]/[.$C$35]" office:value-type="float" office:value="0.0418419932863694" calcext:value-type="float">
            <text:p>0.0418419933</text:p>
          </table:table-cell>
          <table:table-cell table:formula="of:=-LN([.D47])" office:value-type="float" office:value="3.17385481967265" calcext:value-type="float">
            <text:p>3.1738548197</text:p>
          </table:table-cell>
        </table:table-row>
        <table:table-row table:style-name="ro1">
          <table:table-cell table:formula="of:=11.2819+[.B48]*(20.7789-11.2819)/100" office:value-type="float" office:value="15.74549" calcext:value-type="float">
            <text:p>15.74549</text:p>
          </table:table-cell>
          <table:table-cell office:value-type="float" office:value="47" calcext:value-type="float">
            <text:p>47</text:p>
          </table:table-cell>
          <table:table-cell office:value-type="float" office:value="9374" calcext:value-type="float">
            <text:p>9374</text:p>
          </table:table-cell>
          <table:table-cell table:formula="of:=[.C48]/[.$C$35]" office:value-type="float" office:value="0.0369328479346918" calcext:value-type="float">
            <text:p>0.0369328479</text:p>
          </table:table-cell>
          <table:table-cell table:formula="of:=-LN([.D48])" office:value-type="float" office:value="3.29865393598592" calcext:value-type="float">
            <text:p>3.298653936</text:p>
          </table:table-cell>
        </table:table-row>
        <table:table-row table:style-name="ro1">
          <table:table-cell table:formula="of:=11.2819+[.B49]*(20.7789-11.2819)/100" office:value-type="float" office:value="15.84046" calcext:value-type="float">
            <text:p>15.84046</text:p>
          </table:table-cell>
          <table:table-cell office:value-type="float" office:value="48" calcext:value-type="float">
            <text:p>48</text:p>
          </table:table-cell>
          <table:table-cell office:value-type="float" office:value="8590" calcext:value-type="float">
            <text:p>8590</text:p>
          </table:table-cell>
          <table:table-cell table:formula="of:=[.C49]/[.$C$35]" office:value-type="float" office:value="0.0338439474886924" calcext:value-type="float">
            <text:p>0.0338439475</text:p>
          </table:table-cell>
          <table:table-cell table:formula="of:=-LN([.D49])" office:value-type="float" office:value="3.38599509949027" calcext:value-type="float">
            <text:p>3.3859950995</text:p>
          </table:table-cell>
        </table:table-row>
        <table:table-row table:style-name="ro1">
          <table:table-cell table:formula="of:=11.2819+[.B50]*(20.7789-11.2819)/100" office:value-type="float" office:value="15.93543" calcext:value-type="float">
            <text:p>15.93543</text:p>
          </table:table-cell>
          <table:table-cell office:value-type="float" office:value="49" calcext:value-type="float">
            <text:p>49</text:p>
          </table:table-cell>
          <table:table-cell office:value-type="float" office:value="8218" calcext:value-type="float">
            <text:p>8218</text:p>
          </table:table-cell>
          <table:table-cell table:formula="of:=[.C50]/[.$C$35]" office:value-type="float" office:value="0.032378295746458" calcext:value-type="float">
            <text:p>0.0323782957</text:p>
          </table:table-cell>
          <table:table-cell table:formula="of:=-LN([.D50])" office:value-type="float" office:value="3.43026696502522" calcext:value-type="float">
            <text:p>3.430266965</text:p>
          </table:table-cell>
        </table:table-row>
        <table:table-row table:style-name="ro1">
          <table:table-cell table:formula="of:=11.2819+[.B51]*(20.7789-11.2819)/100" office:value-type="float" office:value="16.0304" calcext:value-type="float">
            <text:p>16.0304</text:p>
          </table:table-cell>
          <table:table-cell office:value-type="float" office:value="50" calcext:value-type="float">
            <text:p>50</text:p>
          </table:table-cell>
          <table:table-cell office:value-type="float" office:value="8387" calcext:value-type="float">
            <text:p>8387</text:p>
          </table:table-cell>
          <table:table-cell table:formula="of:=[.C51]/[.$C$35]" office:value-type="float" office:value="0.0330441429089247" calcext:value-type="float">
            <text:p>0.0330441429</text:p>
          </table:table-cell>
          <table:table-cell table:formula="of:=-LN([.D51])" office:value-type="float" office:value="3.40991094748416" calcext:value-type="float">
            <text:p>3.4099109475</text:p>
          </table:table-cell>
        </table:table-row>
        <table:table-row table:style-name="ro1">
          <table:table-cell table:formula="of:=11.2819+[.B52]*(20.7789-11.2819)/100" office:value-type="float" office:value="16.12537" calcext:value-type="float">
            <text:p>16.12537</text:p>
          </table:table-cell>
          <table:table-cell office:value-type="float" office:value="51" calcext:value-type="float">
            <text:p>51</text:p>
          </table:table-cell>
          <table:table-cell office:value-type="float" office:value="8416" calcext:value-type="float">
            <text:p>8416</text:p>
          </table:table-cell>
          <table:table-cell table:formula="of:=[.C52]/[.$C$35]" office:value-type="float" office:value="0.0331584007060344" calcext:value-type="float">
            <text:p>0.0331584007</text:p>
          </table:table-cell>
          <table:table-cell table:formula="of:=-LN([.D52])" office:value-type="float" office:value="3.40645917949108" calcext:value-type="float">
            <text:p>3.4064591795</text:p>
          </table:table-cell>
        </table:table-row>
        <table:table-row table:style-name="ro1">
          <table:table-cell table:formula="of:=11.2819+[.B53]*(20.7789-11.2819)/100" office:value-type="float" office:value="16.22034" calcext:value-type="float">
            <text:p>16.22034</text:p>
          </table:table-cell>
          <table:table-cell office:value-type="float" office:value="52" calcext:value-type="float">
            <text:p>52</text:p>
          </table:table-cell>
          <table:table-cell office:value-type="float" office:value="9328" calcext:value-type="float">
            <text:p>9328</text:p>
          </table:table-cell>
          <table:table-cell table:formula="of:=[.C53]/[.$C$35]" office:value-type="float" office:value="0.0367516114289316" calcext:value-type="float">
            <text:p>0.0367516114</text:p>
          </table:table-cell>
          <table:table-cell table:formula="of:=-LN([.D53])" office:value-type="float" office:value="3.3035732058783" calcext:value-type="float">
            <text:p>3.3035732059</text:p>
          </table:table-cell>
        </table:table-row>
        <table:table-row table:style-name="ro1">
          <table:table-cell table:formula="of:=11.2819+[.B54]*(20.7789-11.2819)/100" office:value-type="float" office:value="16.31531" calcext:value-type="float">
            <text:p>16.31531</text:p>
          </table:table-cell>
          <table:table-cell office:value-type="float" office:value="53" calcext:value-type="float">
            <text:p>53</text:p>
          </table:table-cell>
          <table:table-cell office:value-type="float" office:value="10923" calcext:value-type="float">
            <text:p>10923</text:p>
          </table:table-cell>
          <table:table-cell table:formula="of:=[.C54]/[.$C$35]" office:value-type="float" office:value="0.0430357902699636" calcext:value-type="float">
            <text:p>0.0430357903</text:p>
          </table:table-cell>
          <table:table-cell table:formula="of:=-LN([.D54])" office:value-type="float" office:value="3.14572317762503" calcext:value-type="float">
            <text:p>3.1457231776</text:p>
          </table:table-cell>
        </table:table-row>
        <table:table-row table:style-name="ro1">
          <table:table-cell table:formula="of:=11.2819+[.B55]*(20.7789-11.2819)/100" office:value-type="float" office:value="16.41028" calcext:value-type="float">
            <text:p>16.41028</text:p>
          </table:table-cell>
          <table:table-cell office:value-type="float" office:value="54" calcext:value-type="float">
            <text:p>54</text:p>
          </table:table-cell>
          <table:table-cell office:value-type="float" office:value="13169" calcext:value-type="float">
            <text:p>13169</text:p>
          </table:table-cell>
          <table:table-cell table:formula="of:=[.C55]/[.$C$35]" office:value-type="float" office:value="0.0518848596599058" calcext:value-type="float">
            <text:p>0.0518848597</text:p>
          </table:table-cell>
          <table:table-cell table:formula="of:=-LN([.D55])" office:value-type="float" office:value="2.95872825275835" calcext:value-type="float">
            <text:p>2.9587282528</text:p>
          </table:table-cell>
        </table:table-row>
        <table:table-row table:style-name="ro1">
          <table:table-cell table:formula="of:=11.2819+[.B56]*(20.7789-11.2819)/100" office:value-type="float" office:value="16.50525" calcext:value-type="float">
            <text:p>16.50525</text:p>
          </table:table-cell>
          <table:table-cell office:value-type="float" office:value="55" calcext:value-type="float">
            <text:p>55</text:p>
          </table:table-cell>
          <table:table-cell office:value-type="float" office:value="16622" calcext:value-type="float">
            <text:p>16622</text:p>
          </table:table-cell>
          <table:table-cell table:formula="of:=[.C56]/[.$C$35]" office:value-type="float" office:value="0.0654894173640332" calcext:value-type="float">
            <text:p>0.0654894174</text:p>
          </table:table-cell>
          <table:table-cell table:formula="of:=-LN([.D56])" office:value-type="float" office:value="2.7258667163556" calcext:value-type="float">
            <text:p>2.7258667164</text:p>
          </table:table-cell>
        </table:table-row>
        <table:table-row table:style-name="ro1">
          <table:table-cell table:formula="of:=11.2819+[.B57]*(20.7789-11.2819)/100" office:value-type="float" office:value="16.60022" calcext:value-type="float">
            <text:p>16.60022</text:p>
          </table:table-cell>
          <table:table-cell office:value-type="float" office:value="56" calcext:value-type="float">
            <text:p>56</text:p>
          </table:table-cell>
          <table:table-cell office:value-type="float" office:value="23097" calcext:value-type="float">
            <text:p>23097</text:p>
          </table:table-cell>
          <table:table-cell table:formula="of:=[.C57]/[.$C$35]" office:value-type="float" office:value="0.0910004255117961" calcext:value-type="float">
            <text:p>0.0910004255</text:p>
          </table:table-cell>
          <table:table-cell table:formula="of:=-LN([.D57])" office:value-type="float" office:value="2.39689109652242" calcext:value-type="float">
            <text:p>2.3968910965</text:p>
          </table:table-cell>
        </table:table-row>
        <table:table-row table:style-name="ro1">
          <table:table-cell table:formula="of:=11.2819+[.B58]*(20.7789-11.2819)/100" office:value-type="float" office:value="16.69519" calcext:value-type="float">
            <text:p>16.69519</text:p>
          </table:table-cell>
          <table:table-cell office:value-type="float" office:value="57" calcext:value-type="float">
            <text:p>57</text:p>
          </table:table-cell>
          <table:table-cell office:value-type="float" office:value="33329" calcext:value-type="float">
            <text:p>33329</text:p>
          </table:table-cell>
          <table:table-cell table:formula="of:=[.C58]/[.$C$35]" office:value-type="float" office:value="0.131313728271319" calcext:value-type="float">
            <text:p>0.1313137283</text:p>
          </table:table-cell>
          <table:table-cell table:formula="of:=-LN([.D58])" office:value-type="float" office:value="2.03016594661719" calcext:value-type="float">
            <text:p>2.0301659466</text:p>
          </table:table-cell>
        </table:table-row>
        <table:table-row table:style-name="ro1">
          <table:table-cell table:formula="of:=11.2819+[.B59]*(20.7789-11.2819)/100" office:value-type="float" office:value="16.79016" calcext:value-type="float">
            <text:p>16.79016</text:p>
          </table:table-cell>
          <table:table-cell office:value-type="float" office:value="58" calcext:value-type="float">
            <text:p>58</text:p>
          </table:table-cell>
          <table:table-cell office:value-type="float" office:value="49833" calcext:value-type="float">
            <text:p>49833</text:p>
          </table:table-cell>
          <table:table-cell table:formula="of:=[.C59]/[.$C$35]" office:value-type="float" office:value="0.196338234598837" calcext:value-type="float">
            <text:p>0.1963382346</text:p>
          </table:table-cell>
          <table:table-cell table:formula="of:=-LN([.D59])" office:value-type="float" office:value="1.62791642030939" calcext:value-type="float">
            <text:p>1.6279164203</text:p>
          </table:table-cell>
        </table:table-row>
        <table:table-row table:style-name="ro1">
          <table:table-cell table:formula="of:=11.2819+[.B60]*(20.7789-11.2819)/100" office:value-type="float" office:value="16.88513" calcext:value-type="float">
            <text:p>16.88513</text:p>
          </table:table-cell>
          <table:table-cell office:value-type="float" office:value="59" calcext:value-type="float">
            <text:p>59</text:p>
          </table:table-cell>
          <table:table-cell office:value-type="float" office:value="76053" calcext:value-type="float">
            <text:p>76053</text:p>
          </table:table-cell>
          <table:table-cell table:formula="of:=[.C60]/[.$C$35]" office:value-type="float" office:value="0.299643042882133" calcext:value-type="float">
            <text:p>0.2996430429</text:p>
          </table:table-cell>
          <table:table-cell table:formula="of:=-LN([.D60])" office:value-type="float" office:value="1.20516336982742" calcext:value-type="float">
            <text:p>1.2051633698</text:p>
          </table:table-cell>
        </table:table-row>
        <table:table-row table:style-name="ro1">
          <table:table-cell table:formula="of:=11.2819+[.B61]*(20.7789-11.2819)/100" office:value-type="float" office:value="16.9801" calcext:value-type="float">
            <text:p>16.9801</text:p>
          </table:table-cell>
          <table:table-cell office:value-type="float" office:value="60" calcext:value-type="float">
            <text:p>60</text:p>
          </table:table-cell>
          <table:table-cell office:value-type="float" office:value="110298" calcext:value-type="float">
            <text:p>110298</text:p>
          </table:table-cell>
          <table:table-cell table:formula="of:=[.C61]/[.$C$35]" office:value-type="float" office:value="0.434565741572502" calcext:value-type="float">
            <text:p>0.4345657416</text:p>
          </table:table-cell>
          <table:table-cell table:formula="of:=-LN([.D61])" office:value-type="float" office:value="0.833408041757648" calcext:value-type="float">
            <text:p>0.8334080418</text:p>
          </table:table-cell>
        </table:table-row>
        <table:table-row table:style-name="ro1">
          <table:table-cell table:formula="of:=11.2819+[.B62]*(20.7789-11.2819)/100" office:value-type="float" office:value="17.07507" calcext:value-type="float">
            <text:p>17.07507</text:p>
          </table:table-cell>
          <table:table-cell office:value-type="float" office:value="61" calcext:value-type="float">
            <text:p>61</text:p>
          </table:table-cell>
          <table:table-cell office:value-type="float" office:value="151271" calcext:value-type="float">
            <text:p>151271</text:p>
          </table:table-cell>
          <table:table-cell table:formula="of:=[.C62]/[.$C$35]" office:value-type="float" office:value="0.595996249192315" calcext:value-type="float">
            <text:p>0.5959962492</text:p>
          </table:table-cell>
          <table:table-cell table:formula="of:=-LN([.D62])" office:value-type="float" office:value="0.517520905238074" calcext:value-type="float">
            <text:p>0.5175209052</text:p>
          </table:table-cell>
        </table:table-row>
        <table:table-row table:style-name="ro1">
          <table:table-cell table:formula="of:=11.2819+[.B63]*(20.7789-11.2819)/100" office:value-type="float" office:value="17.17004" calcext:value-type="float">
            <text:p>17.17004</text:p>
          </table:table-cell>
          <table:table-cell office:value-type="float" office:value="62" calcext:value-type="float">
            <text:p>62</text:p>
          </table:table-cell>
          <table:table-cell office:value-type="float" office:value="194074" calcext:value-type="float">
            <text:p>194074</text:p>
          </table:table-cell>
          <table:table-cell table:formula="of:=[.C63]/[.$C$35]" office:value-type="float" office:value="0.764636817802153" calcext:value-type="float">
            <text:p>0.7646368178</text:p>
          </table:table-cell>
          <table:table-cell table:formula="of:=-LN([.D63])" office:value-type="float" office:value="0.268354305855141" calcext:value-type="float">
            <text:p>0.2683543059</text:p>
          </table:table-cell>
        </table:table-row>
        <table:table-row table:style-name="ro1">
          <table:table-cell table:formula="of:=11.2819+[.B64]*(20.7789-11.2819)/100" office:value-type="float" office:value="17.26501" calcext:value-type="float">
            <text:p>17.26501</text:p>
          </table:table-cell>
          <table:table-cell office:value-type="float" office:value="63" calcext:value-type="float">
            <text:p>63</text:p>
          </table:table-cell>
          <table:table-cell office:value-type="float" office:value="229769" calcext:value-type="float">
            <text:p>229769</text:p>
          </table:table-cell>
          <table:table-cell table:formula="of:=[.C64]/[.$C$35]" office:value-type="float" office:value="0.905272406348006" calcext:value-type="float">
            <text:p>0.9052724063</text:p>
          </table:table-cell>
          <table:table-cell table:formula="of:=-LN([.D64])" office:value-type="float" office:value="0.0995193790845619" calcext:value-type="float">
            <text:p>0.0995193791</text:p>
          </table:table-cell>
        </table:table-row>
        <table:table-row table:style-name="ro1">
          <table:table-cell table:formula="of:=11.2819+[.B65]*(20.7789-11.2819)/100" office:value-type="float" office:value="17.35998" calcext:value-type="float">
            <text:p>17.35998</text:p>
          </table:table-cell>
          <table:table-cell office:value-type="float" office:value="64" calcext:value-type="float">
            <text:p>64</text:p>
          </table:table-cell>
          <table:table-cell office:value-type="float" office:value="253097" calcext:value-type="float">
            <text:p>253097</text:p>
          </table:table-cell>
          <table:table-cell table:formula="of:=[.C65]/[.$C$35]" office:value-type="float" office:value="0.997182954312641" calcext:value-type="float">
            <text:p>0.9971829543</text:p>
          </table:table-cell>
          <table:table-cell table:formula="of:=-LN([.D65])" office:value-type="float" office:value="0.00282102102812783" calcext:value-type="float">
            <text:p>0.002821021</text:p>
          </table:table-cell>
        </table:table-row>
        <table:table-row table:style-name="ro1">
          <table:table-cell table:formula="of:=11.2819+[.B66]*(20.7789-11.2819)/100" office:value-type="float" office:value="17.45495" calcext:value-type="float">
            <text:p>17.45495</text:p>
          </table:table-cell>
          <table:table-cell office:value-type="float" office:value="65" calcext:value-type="float">
            <text:p>65</text:p>
          </table:table-cell>
          <table:table-cell office:value-type="float" office:value="255300" calcext:value-type="float">
            <text:p>255300</text:p>
          </table:table-cell>
          <table:table-cell table:formula="of:=[.C66]/[.$C$35]" office:value-type="float" office:value="1.00586260696894" calcext:value-type="float">
            <text:p>1.005862607</text:p>
          </table:table-cell>
          <table:table-cell table:formula="of:=-LN([.D66])" office:value-type="float" office:value="-0.0058454887610003" calcext:value-type="float">
            <text:p>-0.0058454888</text:p>
          </table:table-cell>
        </table:table-row>
        <table:table-row table:style-name="ro1">
          <table:table-cell table:formula="of:=11.2819+[.B67]*(20.7789-11.2819)/100" office:value-type="float" office:value="17.54992" calcext:value-type="float">
            <text:p>17.54992</text:p>
          </table:table-cell>
          <table:table-cell office:value-type="float" office:value="66" calcext:value-type="float">
            <text:p>66</text:p>
          </table:table-cell>
          <table:table-cell office:value-type="float" office:value="231600" calcext:value-type="float">
            <text:p>231600</text:p>
          </table:table-cell>
          <table:table-cell table:formula="of:=[.C67]/[.$C$35]" office:value-type="float" office:value="0.912486407262068" calcext:value-type="float">
            <text:p>0.9124864073</text:p>
          </table:table-cell>
          <table:table-cell table:formula="of:=-LN([.D67])" office:value-type="float" office:value="0.0915820897875976" calcext:value-type="float">
            <text:p>0.0915820898</text:p>
          </table:table-cell>
        </table:table-row>
        <table:table-row table:style-name="ro1">
          <table:table-cell table:formula="of:=11.2819+[.B68]*(20.7789-11.2819)/100" office:value-type="float" office:value="17.64489" calcext:value-type="float">
            <text:p>17.64489</text:p>
          </table:table-cell>
          <table:table-cell office:value-type="float" office:value="67" calcext:value-type="float">
            <text:p>67</text:p>
          </table:table-cell>
          <table:table-cell office:value-type="float" office:value="181238" calcext:value-type="float">
            <text:p>181238</text:p>
          </table:table-cell>
          <table:table-cell table:formula="of:=[.C68]/[.$C$35]" office:value-type="float" office:value="0.714063952846989" calcext:value-type="float">
            <text:p>0.7140639528</text:p>
          </table:table-cell>
          <table:table-cell table:formula="of:=-LN([.D68])" office:value-type="float" office:value="0.336782750839979" calcext:value-type="float">
            <text:p>0.3367827508</text:p>
          </table:table-cell>
        </table:table-row>
        <table:table-row table:style-name="ro1">
          <table:table-cell table:formula="of:=11.2819+[.B69]*(20.7789-11.2819)/100" office:value-type="float" office:value="17.73986" calcext:value-type="float">
            <text:p>17.73986</text:p>
          </table:table-cell>
          <table:table-cell office:value-type="float" office:value="68" calcext:value-type="float">
            <text:p>68</text:p>
          </table:table-cell>
          <table:table-cell office:value-type="float" office:value="115515" calcext:value-type="float">
            <text:p>115515</text:p>
          </table:table-cell>
          <table:table-cell table:formula="of:=[.C69]/[.$C$35]" office:value-type="float" office:value="0.455120325280129" calcext:value-type="float">
            <text:p>0.4551203253</text:p>
          </table:table-cell>
          <table:table-cell table:formula="of:=-LN([.D69])" office:value-type="float" office:value="0.787193443827115" calcext:value-type="float">
            <text:p>0.7871934438</text:p>
          </table:table-cell>
        </table:table-row>
        <table:table-row table:style-name="ro1">
          <table:table-cell table:formula="of:=11.2819+[.B70]*(20.7789-11.2819)/100" office:value-type="float" office:value="17.83483" calcext:value-type="float">
            <text:p>17.83483</text:p>
          </table:table-cell>
          <table:table-cell office:value-type="float" office:value="69" calcext:value-type="float">
            <text:p>69</text:p>
          </table:table-cell>
          <table:table-cell office:value-type="float" office:value="54968" calcext:value-type="float">
            <text:p>54968</text:p>
          </table:table-cell>
          <table:table-cell table:formula="of:=[.C70]/[.$C$35]" office:value-type="float" office:value="0.216569744535325" calcext:value-type="float">
            <text:p>0.2165697445</text:p>
          </table:table-cell>
          <table:table-cell table:formula="of:=-LN([.D70])" office:value-type="float" office:value="1.52984263775766" calcext:value-type="float">
            <text:p>1.5298426378</text:p>
          </table:table-cell>
        </table:table-row>
        <table:table-row table:style-name="ro1">
          <table:table-cell table:formula="of:=11.2819+[.B71]*(20.7789-11.2819)/100" office:value-type="float" office:value="17.9298" calcext:value-type="float">
            <text:p>17.9298</text:p>
          </table:table-cell>
          <table:table-cell office:value-type="float" office:value="70" calcext:value-type="float">
            <text:p>70</text:p>
          </table:table-cell>
          <table:table-cell office:value-type="float" office:value="17673" calcext:value-type="float">
            <text:p>17673</text:p>
          </table:table-cell>
          <table:table-cell table:formula="of:=[.C71]/[.$C$35]" office:value-type="float" office:value="0.0696302775282493" calcext:value-type="float">
            <text:p>0.0696302775</text:p>
          </table:table-cell>
          <table:table-cell table:formula="of:=-LN([.D71])" office:value-type="float" office:value="2.66455578427878" calcext:value-type="float">
            <text:p>2.6645557843</text:p>
          </table:table-cell>
        </table:table-row>
        <table:table-row table:style-name="ro1">
          <table:table-cell table:formula="of:=11.2819+[.B72]*(20.7789-11.2819)/100" office:value-type="float" office:value="18.02477" calcext:value-type="float">
            <text:p>18.02477</text:p>
          </table:table-cell>
          <table:table-cell office:value-type="float" office:value="71" calcext:value-type="float">
            <text:p>71</text:p>
          </table:table-cell>
          <table:table-cell office:value-type="float" office:value="3434" calcext:value-type="float">
            <text:p>3434</text:p>
          </table:table-cell>
          <table:table-cell table:formula="of:=[.C72]/[.$C$35]" office:value-type="float" office:value="0.0135296991474004" calcext:value-type="float">
            <text:p>0.0135296991</text:p>
          </table:table-cell>
          <table:table-cell table:formula="of:=-LN([.D72])" office:value-type="float" office:value="4.30286807301115" calcext:value-type="float">
            <text:p>4.302868073</text:p>
          </table:table-cell>
        </table:table-row>
        <table:table-row table:style-name="ro1">
          <table:table-cell table:formula="of:=11.2819+[.B73]*(20.7789-11.2819)/100" office:value-type="float" office:value="18.11974" calcext:value-type="float">
            <text:p>18.11974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table:formula="of:=[.C73]/[.$C$35]" office:value-type="float" office:value="0.00147353159031094" calcext:value-type="float">
            <text:p>0.0014735316</text:p>
          </table:table-cell>
          <table:table-cell table:formula="of:=-LN([.D73])" office:value-type="float" office:value="6.52009331705404" calcext:value-type="float">
            <text:p>6.5200933171</text:p>
          </table:table-cell>
        </table:table-row>
        <table:table-row table:style-name="ro1">
          <table:table-cell table:formula="of:=11.2819+[.B74]*(20.7789-11.2819)/100" office:value-type="float" office:value="18.21471" calcext:value-type="float">
            <text:p>18.2147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formula="of:=[.C74]/[.$C$35]" office:value-type="float" office:value="0.0000906182528800845" calcext:value-type="float">
            <text:p>9.06182528800845E-05</text:p>
          </table:table-cell>
          <table:table-cell table:formula="of:=-LN([.D74])" office:value-type="float" office:value="9.30885489853942" calcext:value-type="float">
            <text:p>9.3088548985</text:p>
          </table:table-cell>
        </table:table-row>
        <table:table-row table:style-name="ro1">
          <table:table-cell table:formula="of:=11.2819+[.B75]*(20.7789-11.2819)/100" office:value-type="float" office:value="18.30968" calcext:value-type="float">
            <text:p>18.3096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7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6]*(20.7789-11.2819)/100" office:value-type="float" office:value="18.40465" calcext:value-type="float">
            <text:p>18.404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7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7]*(20.7789-11.2819)/100" office:value-type="float" office:value="18.49962" calcext:value-type="float">
            <text:p>18.499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8]*(20.7789-11.2819)/100" office:value-type="float" office:value="18.59459" calcext:value-type="float">
            <text:p>18.5945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7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9]*(20.7789-11.2819)/100" office:value-type="float" office:value="18.68956" calcext:value-type="float">
            <text:p>18.6895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7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0]*(20.7789-11.2819)/100" office:value-type="float" office:value="18.78453" calcext:value-type="float">
            <text:p>18.784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8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1]*(20.7789-11.2819)/100" office:value-type="float" office:value="18.8795" calcext:value-type="float">
            <text:p>18.879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8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2]*(20.7789-11.2819)/100" office:value-type="float" office:value="18.97447" calcext:value-type="float">
            <text:p>18.9744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3]*(20.7789-11.2819)/100" office:value-type="float" office:value="19.06944" calcext:value-type="float">
            <text:p>19.0694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4]*(20.7789-11.2819)/100" office:value-type="float" office:value="19.16441" calcext:value-type="float">
            <text:p>19.164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5]*(20.7789-11.2819)/100" office:value-type="float" office:value="19.25938" calcext:value-type="float">
            <text:p>19.259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6]*(20.7789-11.2819)/100" office:value-type="float" office:value="19.35435" calcext:value-type="float">
            <text:p>19.3543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7]*(20.7789-11.2819)/100" office:value-type="float" office:value="19.44932" calcext:value-type="float">
            <text:p>19.4493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8]*(20.7789-11.2819)/100" office:value-type="float" office:value="19.54429" calcext:value-type="float">
            <text:p>19.5442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9]*(20.7789-11.2819)/100" office:value-type="float" office:value="19.63926" calcext:value-type="float">
            <text:p>19.6392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0]*(20.7789-11.2819)/100" office:value-type="float" office:value="19.73423" calcext:value-type="float">
            <text:p>19.734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1]*(20.7789-11.2819)/100" office:value-type="float" office:value="19.8292" calcext:value-type="float">
            <text:p>19.82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2]*(20.7789-11.2819)/100" office:value-type="float" office:value="19.92417" calcext:value-type="float">
            <text:p>19.924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3]*(20.7789-11.2819)/100" office:value-type="float" office:value="20.01914" calcext:value-type="float">
            <text:p>20.0191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4]*(20.7789-11.2819)/100" office:value-type="float" office:value="20.11411" calcext:value-type="float">
            <text:p>20.114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5]*(20.7789-11.2819)/100" office:value-type="float" office:value="20.20908" calcext:value-type="float">
            <text:p>20.2090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6]*(20.7789-11.2819)/100" office:value-type="float" office:value="20.30405" calcext:value-type="float">
            <text:p>20.304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7]*(20.7789-11.2819)/100" office:value-type="float" office:value="20.39902" calcext:value-type="float">
            <text:p>20.399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8]*(20.7789-11.2819)/100" office:value-type="float" office:value="20.49399" calcext:value-type="float">
            <text:p>20.4939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9]*(20.7789-11.2819)/100" office:value-type="float" office:value="20.58896" calcext:value-type="float">
            <text:p>20.5889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00]*(20.7789-11.2819)/100" office:value-type="float" office:value="20.68393" calcext:value-type="float">
            <text:p>20.6839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/[.$C$3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/00/00</text:date>, <text:time style:data-style-name="N2" text:time-value="20:06:49.9993830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803499</meta:creation-date>
    <meta:editing-duration>PT30M12S</meta:editing-duration>
    <meta:editing-cycles>8</meta:editing-cycles>
    <meta:generator>LibreOffice/5.1.6.2$Linux_X86_64 LibreOffice_project/10m0$Build-2</meta:generator>
    <dc:date>2017-07-10T20:08:46.814185141</dc:date>
    <meta:document-statistic meta:table-count="2" meta:cell-count="1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597cm" svg:height="19.445cm" xlink:href=".." xlink:type="simple" chart:class="chart:scatter" chart:column-mapping="0 1 4 3 2" chart:style-name="ch1">
        <chart:legend chart:legend-position="end" svg:x="43.454cm" svg:y="8.358cm" style:legend-expansion="high" chart:style-name="ch2"/>
        <chart:plot-area chart:style-name="ch3" table:cell-range-address="Sheet1.B1:Sheet1.B100 Sheet1.D1:Sheet1.D100 Sheet1.F1:Sheet1.H100" svg:x="0.911cm" svg:y="0.388cm" svg:width="41.632cm" svg:height="18.669cm">
          <chartooo:coordinate-region svg:x="2.088cm" svg:y="0.587cm" svg:width="40.176cm" svg:height="17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scatter">
            <chart:domain table:cell-range-address="Sheet1.B1:Sheet1.B100"/>
            <chart:data-point chart:repeated="100"/>
          </chart:series>
          <chart:series chart:style-name="ch7" chart:values-cell-range-address="Sheet1.H1:Sheet1.H100" chart:class="chart:scatter">
            <chart:data-point chart:repeated="100"/>
          </chart:series>
          <chart:series chart:style-name="ch8" chart:values-cell-range-address="Sheet1.G1:Sheet1.G100" chart:class="chart:scatter">
            <chart:data-point chart:repeated="100"/>
          </chart:series>
          <chart:series chart:style-name="ch9" chart:values-cell-range-address="Sheet1.F1:Sheet1.F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H</text:p>
              </table:table-cell>
              <table:table-cell office:value-type="string">
                <text:p>列 G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  <table:table-cell office:value-type="float" office:value="0">
                <text:p>0</text:p>
                <draw:g>
                  <svg:desc>Sheet1.H1:Sheet1.H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  <table:table-cell office:value-type="float" office:value="0">
                <text:p>0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1.6025416645831">
                <text:p>81.602541664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6.39557987406">
                <text:p>116.39557987406</text:p>
              </table:table-cell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2507.91811382485">
                <text:p>2507.91811382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37.42364125451">
                <text:p>2537.42364125451</text:p>
              </table:table-cell>
              <table:table-cell office:value-type="float" office:value="5511">
                <text:p>5511</text:p>
              </table:table-cell>
              <table:table-cell office:value-type="float" office:value="550">
                <text:p>550</text:p>
              </table:table-cell>
              <table:table-cell office:value-type="float" office:value="12893.2015830041">
                <text:p>12893.2015830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209.8963287889">
                <text:p>12209.8963287889</text:p>
              </table:table-cell>
              <table:table-cell office:value-type="float" office:value="20171">
                <text:p>20171</text:p>
              </table:table-cell>
              <table:table-cell office:value-type="float" office:value="6771">
                <text:p>6771</text:p>
              </table:table-cell>
              <table:table-cell office:value-type="float" office:value="25209.7452049119">
                <text:p>25209.7452049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984.311219967">
                <text:p>24984.311219967</text:p>
              </table:table-cell>
              <table:table-cell office:value-type="float" office:value="29471">
                <text:p>29471</text:p>
              </table:table-cell>
              <table:table-cell office:value-type="float" office:value="20440">
                <text:p>20440</text:p>
              </table:table-cell>
              <table:table-cell office:value-type="float" office:value="29091.3061034239">
                <text:p>29091.306103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0047.5189444886">
                <text:p>30047.5189444886</text:p>
              </table:table-cell>
              <table:table-cell office:value-type="float" office:value="27951">
                <text:p>27951</text:p>
              </table:table-cell>
              <table:table-cell office:value-type="float" office:value="29205">
                <text:p>29205</text:p>
              </table:table-cell>
              <table:table-cell office:value-type="float" office:value="26569.7875659883">
                <text:p>26569.787565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434.4381763159">
                <text:p>27434.4381763159</text:p>
              </table:table-cell>
              <table:table-cell office:value-type="float" office:value="22227">
                <text:p>22227</text:p>
              </table:table-cell>
              <table:table-cell office:value-type="float" office:value="27862">
                <text:p>27862</text:p>
              </table:table-cell>
              <table:table-cell office:value-type="float" office:value="21668.194896669">
                <text:p>21668.194896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482.8082395916">
                <text:p>23482.8082395916</text:p>
              </table:table-cell>
              <table:table-cell office:value-type="float" office:value="17013">
                <text:p>17013</text:p>
              </table:table-cell>
              <table:table-cell office:value-type="float" office:value="22511">
                <text:p>22511</text:p>
              </table:table-cell>
              <table:table-cell office:value-type="float" office:value="16831.8842606814">
                <text:p>16831.8842606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006.3962065171">
                <text:p>18006.3962065171</text:p>
              </table:table-cell>
              <table:table-cell office:value-type="float" office:value="13045">
                <text:p>13045</text:p>
              </table:table-cell>
              <table:table-cell office:value-type="float" office:value="17423">
                <text:p>17423</text:p>
              </table:table-cell>
              <table:table-cell office:value-type="float" office:value="12898.6417524484">
                <text:p>12898.6417524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415.5925674023">
                <text:p>14415.5925674023</text:p>
              </table:table-cell>
              <table:table-cell office:value-type="float" office:value="10228">
                <text:p>10228</text:p>
              </table:table-cell>
              <table:table-cell office:value-type="float" office:value="13161">
                <text:p>13161</text:p>
              </table:table-cell>
              <table:table-cell office:value-type="float" office:value="10341.7621136248">
                <text:p>10341.7621136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622.0986504249">
                <text:p>11622.0986504249</text:p>
              </table:table-cell>
              <table:table-cell office:value-type="float" office:value="8160">
                <text:p>8160</text:p>
              </table:table-cell>
              <table:table-cell office:value-type="float" office:value="10259">
                <text:p>10259</text:p>
              </table:table-cell>
              <table:table-cell office:value-type="float" office:value="8119.45289562602">
                <text:p>8119.45289562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65.08815797518">
                <text:p>9265.08815797518</text:p>
              </table:table-cell>
              <table:table-cell office:value-type="float" office:value="7266">
                <text:p>7266</text:p>
              </table:table-cell>
              <table:table-cell office:value-type="float" office:value="8228">
                <text:p>8228</text:p>
              </table:table-cell>
              <table:table-cell office:value-type="float" office:value="7140.22239565103">
                <text:p>7140.22239565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967.27744237941">
                <text:p>7967.27744237941</text:p>
              </table:table-cell>
              <table:table-cell office:value-type="float" office:value="6263">
                <text:p>6263</text:p>
              </table:table-cell>
              <table:table-cell office:value-type="float" office:value="6758">
                <text:p>6758</text:p>
              </table:table-cell>
              <table:table-cell office:value-type="float" office:value="6147.39147206526">
                <text:p>6147.39147206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995.37435043101">
                <text:p>6995.37435043101</text:p>
              </table:table-cell>
              <table:table-cell office:value-type="float" office:value="5846">
                <text:p>5846</text:p>
              </table:table-cell>
              <table:table-cell office:value-type="float" office:value="5888">
                <text:p>5888</text:p>
              </table:table-cell>
              <table:table-cell office:value-type="float" office:value="5546.2527484695">
                <text:p>5546.2527484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29.29103747631">
                <text:p>6029.29103747631</text:p>
              </table:table-cell>
              <table:table-cell office:value-type="float" office:value="5728">
                <text:p>5728</text:p>
              </table:table-cell>
              <table:table-cell office:value-type="float" office:value="5287">
                <text:p>5287</text:p>
              </table:table-cell>
              <table:table-cell office:value-type="float" office:value="5195.36181931179">
                <text:p>5195.36181931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813.9592147093">
                <text:p>5813.9592147093</text:p>
              </table:table-cell>
              <table:table-cell office:value-type="float" office:value="6098">
                <text:p>6098</text:p>
              </table:table-cell>
              <table:table-cell office:value-type="float" office:value="4812">
                <text:p>4812</text:p>
              </table:table-cell>
              <table:table-cell office:value-type="float" office:value="5347.68656375235">
                <text:p>5347.68656375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197.06264137678">
                <text:p>5197.06264137678</text:p>
              </table:table-cell>
              <table:table-cell office:value-type="float" office:value="6889">
                <text:p>6889</text:p>
              </table:table-cell>
              <table:table-cell office:value-type="float" office:value="5090">
                <text:p>5090</text:p>
              </table:table-cell>
              <table:table-cell office:value-type="float" office:value="5464.65020680492">
                <text:p>5464.65020680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866.33722565263">
                <text:p>5866.33722565263</text:p>
              </table:table-cell>
              <table:table-cell office:value-type="float" office:value="8887">
                <text:p>8887</text:p>
              </table:table-cell>
              <table:table-cell office:value-type="float" office:value="5986">
                <text:p>5986</text:p>
              </table:table-cell>
              <table:table-cell office:value-type="float" office:value="6264.35511511783">
                <text:p>6264.35511511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093.30860640704">
                <text:p>6093.30860640704</text:p>
              </table:table-cell>
              <table:table-cell office:value-type="float" office:value="11078">
                <text:p>11078</text:p>
              </table:table-cell>
              <table:table-cell office:value-type="float" office:value="7143">
                <text:p>7143</text:p>
              </table:table-cell>
              <table:table-cell office:value-type="float" office:value="7983.44865951838">
                <text:p>7983.44865951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90.61832854435">
                <text:p>6890.61832854435</text:p>
              </table:table-cell>
              <table:table-cell office:value-type="float" office:value="12552">
                <text:p>12552</text:p>
              </table:table-cell>
              <table:table-cell office:value-type="float" office:value="8956">
                <text:p>8956</text:p>
              </table:table-cell>
              <table:table-cell office:value-type="float" office:value="10472.3261802882">
                <text:p>10472.3261802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91.55854527114">
                <text:p>8991.55854527114</text:p>
              </table:table-cell>
              <table:table-cell office:value-type="float" office:value="12801">
                <text:p>12801</text:p>
              </table:table-cell>
              <table:table-cell office:value-type="float" office:value="11229">
                <text:p>11229</text:p>
              </table:table-cell>
              <table:table-cell office:value-type="float" office:value="12020.0543871931">
                <text:p>12020.0543871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139.0569939475">
                <text:p>11139.0569939475</text:p>
              </table:table-cell>
              <table:table-cell office:value-type="float" office:value="12408">
                <text:p>12408</text:p>
              </table:table-cell>
              <table:table-cell office:value-type="float" office:value="12424">
                <text:p>12424</text:p>
              </table:table-cell>
              <table:table-cell office:value-type="float" office:value="13135.2891232757">
                <text:p>13135.2891232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594.0017423733">
                <text:p>12594.0017423733</text:p>
              </table:table-cell>
              <table:table-cell office:value-type="float" office:value="11864">
                <text:p>11864</text:p>
              </table:table-cell>
              <table:table-cell office:value-type="float" office:value="12481">
                <text:p>12481</text:p>
              </table:table-cell>
              <table:table-cell office:value-type="float" office:value="13284.8937829941">
                <text:p>13284.893782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419.4083725622">
                <text:p>12419.4083725622</text:p>
              </table:table-cell>
              <table:table-cell office:value-type="float" office:value="11299">
                <text:p>11299</text:p>
              </table:table-cell>
              <table:table-cell office:value-type="float" office:value="12004">
                <text:p>12004</text:p>
              </table:table-cell>
              <table:table-cell office:value-type="float" office:value="12602.1525177338">
                <text:p>12602.1525177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576.5424053922">
                <text:p>12576.5424053922</text:p>
              </table:table-cell>
              <table:table-cell office:value-type="float" office:value="10657">
                <text:p>10657</text:p>
              </table:table-cell>
              <table:table-cell office:value-type="float" office:value="10934">
                <text:p>10934</text:p>
              </table:table-cell>
              <table:table-cell office:value-type="float" office:value="12098.9368441355">
                <text:p>12098.9368441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134.2392018708">
                <text:p>12134.2392018708</text:p>
              </table:table-cell>
              <table:table-cell office:value-type="float" office:value="10688">
                <text:p>10688</text:p>
              </table:table-cell>
              <table:table-cell office:value-type="float" office:value="10336">
                <text:p>10336</text:p>
              </table:table-cell>
              <table:table-cell office:value-type="float" office:value="11190.4285469365">
                <text:p>11190.4285469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355.3908036315">
                <text:p>12355.3908036315</text:p>
              </table:table-cell>
              <table:table-cell office:value-type="float" office:value="10430">
                <text:p>10430</text:p>
              </table:table-cell>
              <table:table-cell office:value-type="float" office:value="10338">
                <text:p>10338</text:p>
              </table:table-cell>
              <table:table-cell office:value-type="float" office:value="10630.091094173">
                <text:p>10630.091094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179.7954469035">
                <text:p>11179.7954469035</text:p>
              </table:table-cell>
              <table:table-cell office:value-type="float" office:value="10169">
                <text:p>10169</text:p>
              </table:table-cell>
              <table:table-cell office:value-type="float" office:value="10084">
                <text:p>10084</text:p>
              </table:table-cell>
              <table:table-cell office:value-type="float" office:value="10358.0826219578">
                <text:p>10358.082621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277.7297028795">
                <text:p>10277.7297028795</text:p>
              </table:table-cell>
              <table:table-cell office:value-type="float" office:value="10019">
                <text:p>10019</text:p>
              </table:table-cell>
              <table:table-cell office:value-type="float" office:value="10140">
                <text:p>10140</text:p>
              </table:table-cell>
              <table:table-cell office:value-type="float" office:value="9686.22169558602">
                <text:p>9686.22169558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52.88583633918">
                <text:p>9852.88583633918</text:p>
              </table:table-cell>
              <table:table-cell office:value-type="float" office:value="9914">
                <text:p>9914</text:p>
              </table:table-cell>
              <table:table-cell office:value-type="float" office:value="10395">
                <text:p>10395</text:p>
              </table:table-cell>
              <table:table-cell office:value-type="float" office:value="9571.9781372556">
                <text:p>9571.9781372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788.86826740845">
                <text:p>9788.86826740845</text:p>
              </table:table-cell>
              <table:table-cell office:value-type="float" office:value="9726">
                <text:p>9726</text:p>
              </table:table-cell>
              <table:table-cell office:value-type="float" office:value="9839">
                <text:p>9839</text:p>
              </table:table-cell>
              <table:table-cell office:value-type="float" office:value="9125.88424282255">
                <text:p>9125.88424282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614.27489759736">
                <text:p>9614.27489759736</text:p>
              </table:table-cell>
              <table:table-cell office:value-type="float" office:value="9762">
                <text:p>9762</text:p>
              </table:table-cell>
              <table:table-cell office:value-type="float" office:value="9497">
                <text:p>9497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521.15843369811">
                <text:p>9521.15843369811</text:p>
              </table:table-cell>
              <table:table-cell office:value-type="float" office:value="9938">
                <text:p>9938</text:p>
              </table:table-cell>
              <table:table-cell office:value-type="float" office:value="9420">
                <text:p>9420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340.74528489332">
                <text:p>9340.74528489332</text:p>
              </table:table-cell>
              <table:table-cell office:value-type="float" office:value="9775">
                <text:p>9775</text:p>
              </table:table-cell>
              <table:table-cell office:value-type="float" office:value="9243">
                <text:p>9243</text:p>
              </table:table-cell>
              <table:table-cell office:value-type="float" office:value="8698.83094144456">
                <text:p>8698.83094144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061.39589319557">
                <text:p>9061.39589319557</text:p>
              </table:table-cell>
              <table:table-cell office:value-type="float" office:value="9887">
                <text:p>9887</text:p>
              </table:table-cell>
              <table:table-cell office:value-type="float" office:value="9209">
                <text:p>9209</text:p>
              </table:table-cell>
              <table:table-cell office:value-type="float" office:value="8614.50831505783">
                <text:p>8614.50831505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492.0595387296">
                <text:p>9492.0595387296</text:p>
              </table:table-cell>
              <table:table-cell office:value-type="float" office:value="9430">
                <text:p>9430</text:p>
              </table:table-cell>
              <table:table-cell office:value-type="float" office:value="8967">
                <text:p>8967</text:p>
              </table:table-cell>
              <table:table-cell office:value-type="float" office:value="8701.55102616672">
                <text:p>8701.55102616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2.71014703185">
                <text:p>9212.71014703185</text:p>
              </table:table-cell>
              <table:table-cell office:value-type="float" office:value="9797">
                <text:p>9797</text:p>
              </table:table-cell>
              <table:table-cell office:value-type="float" office:value="8687">
                <text:p>8687</text:p>
              </table:table-cell>
              <table:table-cell office:value-type="float" office:value="8949.07873588262">
                <text:p>8949.07873588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457.14086476738">
                <text:p>9457.14086476738</text:p>
              </table:table-cell>
              <table:table-cell office:value-type="float" office:value="10078">
                <text:p>10078</text:p>
              </table:table-cell>
              <table:table-cell office:value-type="float" office:value="8653">
                <text:p>8653</text:p>
              </table:table-cell>
              <table:table-cell office:value-type="float" office:value="9115.00390393394">
                <text:p>9115.00390393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85.6769960873">
                <text:p>10085.6769960873</text:p>
              </table:table-cell>
              <table:table-cell office:value-type="float" office:value="9940">
                <text:p>9940</text:p>
              </table:table-cell>
              <table:table-cell office:value-type="float" office:value="8520">
                <text:p>8520</text:p>
              </table:table-cell>
              <table:table-cell office:value-type="float" office:value="9283.64915670741">
                <text:p>9283.64915670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184.6132389803">
                <text:p>10184.6132389803</text:p>
              </table:table-cell>
              <table:table-cell office:value-type="float" office:value="10138">
                <text:p>10138</text:p>
              </table:table-cell>
              <table:table-cell office:value-type="float" office:value="8863">
                <text:p>8863</text:p>
              </table:table-cell>
              <table:table-cell office:value-type="float" office:value="9669.9011872531">
                <text:p>9669.9011872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301.0088188543">
                <text:p>10301.0088188543</text:p>
              </table:table-cell>
              <table:table-cell office:value-type="float" office:value="10103">
                <text:p>10103</text:p>
              </table:table-cell>
              <table:table-cell office:value-type="float" office:value="8946">
                <text:p>8946</text:p>
              </table:table-cell>
              <table:table-cell office:value-type="float" office:value="9699.82211919678">
                <text:p>9699.82211919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011.0218560861">
                <text:p>11011.0218560861</text:p>
              </table:table-cell>
              <table:table-cell office:value-type="float" office:value="10059">
                <text:p>10059</text:p>
              </table:table-cell>
              <table:table-cell office:value-type="float" office:value="9466">
                <text:p>9466</text:p>
              </table:table-cell>
              <table:table-cell office:value-type="float" office:value="9931.02932057977">
                <text:p>9931.02932057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854.889810173">
                <text:p>11854.889810173</text:p>
              </table:table-cell>
              <table:table-cell office:value-type="float" office:value="10116">
                <text:p>10116</text:p>
              </table:table-cell>
              <table:table-cell office:value-type="float" office:value="9562">
                <text:p>9562</text:p>
              </table:table-cell>
              <table:table-cell office:value-type="float" office:value="10649.1316872281">
                <text:p>10649.1316872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727.8566592285">
                <text:p>12727.8566592285</text:p>
              </table:table-cell>
              <table:table-cell office:value-type="float" office:value="10009">
                <text:p>10009</text:p>
              </table:table-cell>
              <table:table-cell office:value-type="float" office:value="9775">
                <text:p>9775</text:p>
              </table:table-cell>
              <table:table-cell office:value-type="float" office:value="11239.3900719353">
                <text:p>11239.3900719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228.3576526869">
                <text:p>13228.3576526869</text:p>
              </table:table-cell>
              <table:table-cell office:value-type="float" office:value="9605">
                <text:p>9605</text:p>
              </table:table-cell>
              <table:table-cell office:value-type="float" office:value="10205">
                <text:p>10205</text:p>
              </table:table-cell>
              <table:table-cell office:value-type="float" office:value="11976.5330316387">
                <text:p>11976.5330316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304.0147796051">
                <text:p>13304.0147796051</text:p>
              </table:table-cell>
              <table:table-cell office:value-type="float" office:value="9572">
                <text:p>9572</text:p>
              </table:table-cell>
              <table:table-cell office:value-type="float" office:value="10262">
                <text:p>10262</text:p>
              </table:table-cell>
              <table:table-cell office:value-type="float" office:value="12721.8362455085">
                <text:p>12721.8362455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012.023843003">
                <text:p>12012.023843003</text:p>
              </table:table-cell>
              <table:table-cell office:value-type="float" office:value="9807">
                <text:p>9807</text:p>
              </table:table-cell>
              <table:table-cell office:value-type="float" office:value="10446">
                <text:p>10446</text:p>
              </table:table-cell>
              <table:table-cell office:value-type="float" office:value="13268.5732746612">
                <text:p>13268.5732746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440.6835147032">
                <text:p>10440.6835147032</text:p>
              </table:table-cell>
              <table:table-cell office:value-type="float" office:value="10025">
                <text:p>10025</text:p>
              </table:table-cell>
              <table:table-cell office:value-type="float" office:value="10619">
                <text:p>10619</text:p>
              </table:table-cell>
              <table:table-cell office:value-type="float" office:value="13080.8874288327">
                <text:p>13080.88742883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20.1564467812">
                <text:p>8520.1564467812</text:p>
              </table:table-cell>
              <table:table-cell office:value-type="float" office:value="10349">
                <text:p>10349</text:p>
              </table:table-cell>
              <table:table-cell office:value-type="float" office:value="11017">
                <text:p>11017</text:p>
              </table:table-cell>
              <table:table-cell office:value-type="float" office:value="12308.3833677413">
                <text:p>12308.3833677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692.74584275845">
                <text:p>6692.74584275845</text:p>
              </table:table-cell>
              <table:table-cell office:value-type="float" office:value="10747">
                <text:p>10747</text:p>
              </table:table-cell>
              <table:table-cell office:value-type="float" office:value="11268">
                <text:p>11268</text:p>
              </table:table-cell>
              <table:table-cell office:value-type="float" office:value="10339.0420289027">
                <text:p>10339.0420289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134.04705936296">
                <text:p>6134.04705936296</text:p>
              </table:table-cell>
              <table:table-cell office:value-type="float" office:value="11146">
                <text:p>11146</text:p>
              </table:table-cell>
              <table:table-cell office:value-type="float" office:value="11970">
                <text:p>11970</text:p>
              </table:table-cell>
              <table:table-cell office:value-type="float" office:value="8122.17298034818">
                <text:p>8122.17298034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51.00540288562">
                <text:p>5651.00540288562</text:p>
              </table:table-cell>
              <table:table-cell office:value-type="float" office:value="12351">
                <text:p>12351</text:p>
              </table:table-cell>
              <table:table-cell office:value-type="float" office:value="12082">
                <text:p>12082</text:p>
              </table:table-cell>
              <table:table-cell office:value-type="float" office:value="6457.48113039068">
                <text:p>6457.48113039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371.65601118787">
                <text:p>5371.65601118787</text:p>
              </table:table-cell>
              <table:table-cell office:value-type="float" office:value="13124">
                <text:p>13124</text:p>
              </table:table-cell>
              <table:table-cell office:value-type="float" office:value="12112">
                <text:p>12112</text:p>
              </table:table-cell>
              <table:table-cell office:value-type="float" office:value="5548.97283319165">
                <text:p>5548.97283319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680.10429785413">
                <text:p>5680.10429785413</text:p>
              </table:table-cell>
              <table:table-cell office:value-type="float" office:value="13327">
                <text:p>13327</text:p>
              </table:table-cell>
              <table:table-cell office:value-type="float" office:value="11202">
                <text:p>11202</text:p>
              </table:table-cell>
              <table:table-cell office:value-type="float" office:value="5296.00495403145">
                <text:p>5296.0049540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976.91302653298">
                <text:p>5976.91302653298</text:p>
              </table:table-cell>
              <table:table-cell office:value-type="float" office:value="13115">
                <text:p>13115</text:p>
              </table:table-cell>
              <table:table-cell office:value-type="float" office:value="8989">
                <text:p>8989</text:p>
              </table:table-cell>
              <table:table-cell office:value-type="float" office:value="5067.51783737061">
                <text:p>5067.51783737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785.8623066577">
                <text:p>6785.8623066577</text:p>
              </table:table-cell>
              <table:table-cell office:value-type="float" office:value="11087">
                <text:p>11087</text:p>
              </table:table-cell>
              <table:table-cell office:value-type="float" office:value="7043">
                <text:p>7043</text:p>
              </table:table-cell>
              <table:table-cell office:value-type="float" office:value="5616.97495124547">
                <text:p>5616.97495124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328.103739989">
                <text:p>8328.103739989</text:p>
              </table:table-cell>
              <table:table-cell office:value-type="float" office:value="8763">
                <text:p>8763</text:p>
              </table:table-cell>
              <table:table-cell office:value-type="float" office:value="5706">
                <text:p>5706</text:p>
              </table:table-cell>
              <table:table-cell office:value-type="float" office:value="6120.19062484374">
                <text:p>6120.19062484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08.45511860366">
                <text:p>9608.45511860366</text:p>
              </table:table-cell>
              <table:table-cell office:value-type="float" office:value="6812">
                <text:p>6812</text:p>
              </table:table-cell>
              <table:table-cell office:value-type="float" office:value="5207">
                <text:p>5207</text:p>
              </table:table-cell>
              <table:table-cell office:value-type="float" office:value="6881.81434704651">
                <text:p>6881.81434704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1901.4480421226">
                <text:p>11901.4480421226</text:p>
              </table:table-cell>
              <table:table-cell office:value-type="float" office:value="5663">
                <text:p>5663</text:p>
              </table:table-cell>
              <table:table-cell office:value-type="float" office:value="4928">
                <text:p>4928</text:p>
              </table:table-cell>
              <table:table-cell office:value-type="float" office:value="8274.49772478873">
                <text:p>8274.49772478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980.1111297915">
                <text:p>14980.1111297915</text:p>
              </table:table-cell>
              <table:table-cell office:value-type="float" office:value="5161">
                <text:p>5161</text:p>
              </table:table-cell>
              <table:table-cell office:value-type="float" office:value="5430">
                <text:p>5430</text:p>
              </table:table-cell>
              <table:table-cell office:value-type="float" office:value="10232.9587247387">
                <text:p>10232.9587247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199.4509002262">
                <text:p>19199.4509002262</text:p>
              </table:table-cell>
              <table:table-cell office:value-type="float" office:value="5269">
                <text:p>5269</text:p>
              </table:table-cell>
              <table:table-cell office:value-type="float" office:value="6039">
                <text:p>6039</text:p>
              </table:table-cell>
              <table:table-cell office:value-type="float" office:value="13219.6117496625">
                <text:p>13219.6117496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3581.7444824846">
                <text:p>23581.7444824846</text:p>
              </table:table-cell>
              <table:table-cell office:value-type="float" office:value="6078">
                <text:p>6078</text:p>
              </table:table-cell>
              <table:table-cell office:value-type="float" office:value="6954">
                <text:p>6954</text:p>
              </table:table-cell>
              <table:table-cell office:value-type="float" office:value="16859.0851079029">
                <text:p>16859.0851079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9069.7960735465">
                <text:p>29069.7960735465</text:p>
              </table:table-cell>
              <table:table-cell office:value-type="float" office:value="7014">
                <text:p>7014</text:p>
              </table:table-cell>
              <table:table-cell office:value-type="float" office:value="8211">
                <text:p>8211</text:p>
              </table:table-cell>
              <table:table-cell office:value-type="float" office:value="20941.9322758542">
                <text:p>20941.9322758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9977.6815965642">
                <text:p>29977.6815965642</text:p>
              </table:table-cell>
              <table:table-cell office:value-type="float" office:value="8349">
                <text:p>8349</text:p>
              </table:table-cell>
              <table:table-cell office:value-type="float" office:value="10045">
                <text:p>10045</text:p>
              </table:table-cell>
              <table:table-cell office:value-type="float" office:value="26858.1165465365">
                <text:p>26858.1165465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3156.9006159442">
                <text:p>23156.9006159442</text:p>
              </table:table-cell>
              <table:table-cell office:value-type="float" office:value="10443">
                <text:p>10443</text:p>
              </table:table-cell>
              <table:table-cell office:value-type="float" office:value="13025">
                <text:p>13025</text:p>
              </table:table-cell>
              <table:table-cell office:value-type="float" office:value="29020.5839006479">
                <text:p>29020.5839006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905.26384728251">
                <text:p>9905.26384728251</text:p>
              </table:table-cell>
              <table:table-cell office:value-type="float" office:value="13101">
                <text:p>13101</text:p>
              </table:table-cell>
              <table:table-cell office:value-type="float" office:value="16882">
                <text:p>16882</text:p>
              </table:table-cell>
              <table:table-cell office:value-type="float" office:value="25683.0399465665">
                <text:p>25683.0399465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75.03259307942">
                <text:p>1775.03259307942</text:p>
              </table:table-cell>
              <table:table-cell office:value-type="float" office:value="17532">
                <text:p>17532</text:p>
              </table:table-cell>
              <table:table-cell office:value-type="float" office:value="22383">
                <text:p>22383</text:p>
              </table:table-cell>
              <table:table-cell office:value-type="float" office:value="12757.1973468965">
                <text:p>12757.1973468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8.936242892951">
                <text:p>98.936242892951</text:p>
              </table:table-cell>
              <table:table-cell office:value-type="float" office:value="23031">
                <text:p>23031</text:p>
              </table:table-cell>
              <table:table-cell office:value-type="float" office:value="27700">
                <text:p>27700</text:p>
              </table:table-cell>
              <table:table-cell office:value-type="float" office:value="2611.28133326666">
                <text:p>2611.2813332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3.279115974812">
                <text:p>23.279115974812</text:p>
              </table:table-cell>
              <table:table-cell office:value-type="float" office:value="28696">
                <text:p>28696</text:p>
              </table:table-cell>
              <table:table-cell office:value-type="float" office:value="28907">
                <text:p>28907</text:p>
              </table:table-cell>
              <table:table-cell office:value-type="float" office:value="144.164490274097">
                <text:p>144.164490274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9343">
                <text:p>29343</text:p>
              </table:table-cell>
              <table:table-cell office:value-type="float" office:value="20547">
                <text:p>20547</text:p>
              </table:table-cell>
              <table:table-cell office:value-type="float" office:value="5.44016944430554">
                <text:p>5.44016944430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9906">
                <text:p>19906</text:p>
              </table:table-cell>
              <table:table-cell office:value-type="float" office:value="6546">
                <text:p>6546</text:p>
              </table:table-cell>
              <table:table-cell office:value-type="float" office:value="2.72008472215277">
                <text:p>2.72008472215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510">
                <text:p>551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47cm" svg:height="10.254cm" xlink:href=".." xlink:type="simple" chart:class="chart:scatter" chart:style-name="ch1">
        <chart:legend chart:legend-position="end" svg:x="17.131cm" svg:y="4.748cm" style:legend-expansion="high" chart:style-name="ch2"/>
        <chart:plot-area chart:style-name="ch3" table:cell-range-address="9a5.A25:9a5.A74 9a5.C25:9a5.C74" svg:x="0.384cm" svg:y="0.205cm" svg:width="16.363cm" svg:height="9.844cm">
          <chartooo:coordinate-region svg:x="1.746cm" svg:y="0.404cm" svg:width="14.814cm" svg:height="8.9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9a5.C25:9a5.C74" chart:class="chart:scatter">
            <chart:domain table:cell-range-address="9a5.A25:9a5.A74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6118">
                <text:p>13.56118</text:p>
                <draw:g>
                  <svg:desc>9a5.A25:9a5.A74</svg:desc>
                </draw:g>
              </table:table-cell>
              <table:table-cell office:value-type="float" office:value="0">
                <text:p>0</text:p>
                <draw:g>
                  <svg:desc>9a5.C25:9a5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5615">
                <text:p>13.65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75112">
                <text:p>13.75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4609">
                <text:p>13.8460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94106">
                <text:p>13.94106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3603">
                <text:p>14.03603</text:p>
              </table:table-cell>
              <table:table-cell office:value-type="float" office:value="15933">
                <text:p>15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31">
                <text:p>14.131</text:p>
              </table:table-cell>
              <table:table-cell office:value-type="float" office:value="52008">
                <text:p>52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2597">
                <text:p>14.22597</text:p>
              </table:table-cell>
              <table:table-cell office:value-type="float" office:value="112191">
                <text:p>112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2094">
                <text:p>14.32094</text:p>
              </table:table-cell>
              <table:table-cell office:value-type="float" office:value="177680">
                <text:p>177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1591">
                <text:p>14.41591</text:p>
              </table:table-cell>
              <table:table-cell office:value-type="float" office:value="229318">
                <text:p>229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51088">
                <text:p>14.51088</text:p>
              </table:table-cell>
              <table:table-cell office:value-type="float" office:value="253812">
                <text:p>253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0585">
                <text:p>14.60585</text:p>
              </table:table-cell>
              <table:table-cell office:value-type="float" office:value="253514">
                <text:p>253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70082">
                <text:p>14.70082</text:p>
              </table:table-cell>
              <table:table-cell office:value-type="float" office:value="231457">
                <text:p>231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9579">
                <text:p>14.79579</text:p>
              </table:table-cell>
              <table:table-cell office:value-type="float" office:value="194911">
                <text:p>194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9076">
                <text:p>14.89076</text:p>
              </table:table-cell>
              <table:table-cell office:value-type="float" office:value="153504">
                <text:p>153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8573">
                <text:p>14.98573</text:p>
              </table:table-cell>
              <table:table-cell office:value-type="float" office:value="112019">
                <text:p>112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807">
                <text:p>15.0807</text:p>
              </table:table-cell>
              <table:table-cell office:value-type="float" office:value="77215">
                <text:p>77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7567">
                <text:p>15.17567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27064">
                <text:p>15.27064</text:p>
              </table:table-cell>
              <table:table-cell office:value-type="float" office:value="33434">
                <text:p>33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36561">
                <text:p>15.36561</text:p>
              </table:table-cell>
              <table:table-cell office:value-type="float" office:value="22924">
                <text:p>22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6058">
                <text:p>15.46058</text:p>
              </table:table-cell>
              <table:table-cell office:value-type="float" office:value="16291">
                <text:p>16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5555">
                <text:p>15.55555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5052">
                <text:p>15.65052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74549">
                <text:p>15.74549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84046">
                <text:p>15.84046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93543">
                <text:p>15.93543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304">
                <text:p>16.0304</text:p>
              </table:table-cell>
              <table:table-cell office:value-type="float" office:value="8387">
                <text:p>8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2537">
                <text:p>16.12537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2034">
                <text:p>16.22034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31531">
                <text:p>16.31531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41028">
                <text:p>16.41028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50525">
                <text:p>16.50525</text:p>
              </table:table-cell>
              <table:table-cell office:value-type="float" office:value="16622">
                <text:p>16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60022">
                <text:p>16.60022</text:p>
              </table:table-cell>
              <table:table-cell office:value-type="float" office:value="23097">
                <text:p>23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9519">
                <text:p>16.69519</text:p>
              </table:table-cell>
              <table:table-cell office:value-type="float" office:value="33329">
                <text:p>33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9016">
                <text:p>16.79016</text:p>
              </table:table-cell>
              <table:table-cell office:value-type="float" office:value="49833">
                <text:p>49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88513">
                <text:p>16.88513</text:p>
              </table:table-cell>
              <table:table-cell office:value-type="float" office:value="76053">
                <text:p>76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9801">
                <text:p>16.9801</text:p>
              </table:table-cell>
              <table:table-cell office:value-type="float" office:value="110298">
                <text:p>110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07507">
                <text:p>17.07507</text:p>
              </table:table-cell>
              <table:table-cell office:value-type="float" office:value="151271">
                <text:p>151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7004">
                <text:p>17.17004</text:p>
              </table:table-cell>
              <table:table-cell office:value-type="float" office:value="194074">
                <text:p>194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6501">
                <text:p>17.26501</text:p>
              </table:table-cell>
              <table:table-cell office:value-type="float" office:value="229769">
                <text:p>229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35998">
                <text:p>17.35998</text:p>
              </table:table-cell>
              <table:table-cell office:value-type="float" office:value="253097">
                <text:p>253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5495">
                <text:p>17.45495</text:p>
              </table:table-cell>
              <table:table-cell office:value-type="float" office:value="255300">
                <text:p>2553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54992">
                <text:p>17.54992</text:p>
              </table:table-cell>
              <table:table-cell office:value-type="float" office:value="231600">
                <text:p>23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64489">
                <text:p>17.64489</text:p>
              </table:table-cell>
              <table:table-cell office:value-type="float" office:value="181238">
                <text:p>181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73986">
                <text:p>17.73986</text:p>
              </table:table-cell>
              <table:table-cell office:value-type="float" office:value="115515">
                <text:p>115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83483">
                <text:p>17.83483</text:p>
              </table:table-cell>
              <table:table-cell office:value-type="float" office:value="54968">
                <text:p>54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9298">
                <text:p>17.9298</text:p>
              </table:table-cell>
              <table:table-cell office:value-type="float" office:value="17673">
                <text:p>17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02477">
                <text:p>18.02477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11974">
                <text:p>18.119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21471">
                <text:p>18.2147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46cm" svg:y="0.316cm" chart:style-name="ch2">
          <text:p>Free_Energy</text:p>
        </chart:title>
        <chart:legend chart:legend-position="end" svg:x="13.882cm" svg:y="4.123cm" style:legend-expansion="high" chart:style-name="ch3"/>
        <chart:plot-area chart:style-name="ch4" table:cell-range-address="9a5.A27:9a5.A74 9a5.E27:9a5.E74" svg:x="1.33cm" svg:y="1.275cm" svg:width="12.233cm" svg:height="7.55cm">
          <chartooo:coordinate-region svg:x="1.872cm" svg:y="1.475cm" svg:width="11.28cm" svg:height="7.151cm"/>
          <chart:axis chart:dimension="x" chart:name="primary-x" chart:style-name="ch5"/>
          <chart:axis chart:dimension="y" chart:name="primary-y" chart:style-name="ch5">
            <chart:title svg:x="0.451cm" svg:y="5.451cm" chart:style-name="ch6">
              <text:p>A/KT</text:p>
            </chart:title>
            <chart:grid chart:style-name="ch7" chart:class="major"/>
          </chart:axis>
          <chart:series chart:style-name="ch8" chart:values-cell-range-address="9a5.E27:9a5.E74" chart:class="chart:scatter">
            <chart:domain table:cell-range-address="9a5.A27:9a5.A74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75112">
                <text:p>13.75112</text:p>
                <draw:g>
                  <svg:desc>9a5.A27:9a5.A74</svg:desc>
                </draw:g>
              </table:table-cell>
              <table:table-cell office:value-type="float" office:value="9.44861684091458">
                <text:p>9.44861684091458</text:p>
                <draw:g>
                  <svg:desc>9a5.E27:9a5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4609">
                <text:p>13.84609</text:p>
              </table:table-cell>
              <table:table-cell office:value-type="float" office:value="6.73392209709371">
                <text:p>6.73392209709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4106">
                <text:p>13.94106</text:p>
              </table:table-cell>
              <table:table-cell office:value-type="float" office:value="4.49032802719054">
                <text:p>4.49032802719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3603">
                <text:p>14.03603</text:p>
              </table:table-cell>
              <table:table-cell office:value-type="float" office:value="2.76820140537807">
                <text:p>2.7682014053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31">
                <text:p>14.131</text:p>
              </table:table-cell>
              <table:table-cell office:value-type="float" office:value="1.58519628258427">
                <text:p>1.58519628258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2597">
                <text:p>14.22597</text:p>
              </table:table-cell>
              <table:table-cell office:value-type="float" office:value="0.816391059518892">
                <text:p>0.816391059518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2094">
                <text:p>14.32094</text:p>
              </table:table-cell>
              <table:table-cell office:value-type="float" office:value="0.356609655900266">
                <text:p>0.356609655900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1591">
                <text:p>14.41591</text:p>
              </table:table-cell>
              <table:table-cell office:value-type="float" office:value="0.101484148921581">
                <text:p>0.101484148921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51088">
                <text:p>14.510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0585">
                <text:p>14.60585</text:p>
              </table:table-cell>
              <table:table-cell office:value-type="float" office:value="0.00117478715568723">
                <text:p>0.00117478715568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0082">
                <text:p>14.70082</text:p>
              </table:table-cell>
              <table:table-cell office:value-type="float" office:value="0.0921997243533028">
                <text:p>0.0921997243533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9579">
                <text:p>14.79579</text:p>
              </table:table-cell>
              <table:table-cell office:value-type="float" office:value="0.264050791365965">
                <text:p>0.264050791365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89076">
                <text:p>14.89076</text:p>
              </table:table-cell>
              <table:table-cell office:value-type="float" office:value="0.502867210166784">
                <text:p>0.502867210166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8573">
                <text:p>14.98573</text:p>
              </table:table-cell>
              <table:table-cell office:value-type="float" office:value="0.817925335721923">
                <text:p>0.81792533572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807">
                <text:p>15.0807</text:p>
              </table:table-cell>
              <table:table-cell office:value-type="float" office:value="1.19000009681147">
                <text:p>1.19000009681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17567">
                <text:p>15.17567</text:p>
              </table:table-cell>
              <table:table-cell office:value-type="float" office:value="1.60549395625356">
                <text:p>1.60549395625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7064">
                <text:p>15.27064</text:p>
              </table:table-cell>
              <table:table-cell office:value-type="float" office:value="2.027020489206">
                <text:p>2.027020489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6561">
                <text:p>15.36561</text:p>
              </table:table-cell>
              <table:table-cell office:value-type="float" office:value="2.40440943879695">
                <text:p>2.40440943879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46058">
                <text:p>15.46058</text:p>
              </table:table-cell>
              <table:table-cell office:value-type="float" office:value="2.74598102740241">
                <text:p>2.74598102740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5555">
                <text:p>15.55555</text:p>
              </table:table-cell>
              <table:table-cell office:value-type="float" office:value="2.99570075465841">
                <text:p>2.99570075465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65052">
                <text:p>15.65052</text:p>
              </table:table-cell>
              <table:table-cell office:value-type="float" office:value="3.17385481967265">
                <text:p>3.17385481967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74549">
                <text:p>15.74549</text:p>
              </table:table-cell>
              <table:table-cell office:value-type="float" office:value="3.29865393598592">
                <text:p>3.29865393598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84046">
                <text:p>15.84046</text:p>
              </table:table-cell>
              <table:table-cell office:value-type="float" office:value="3.38599509949027">
                <text:p>3.38599509949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93543">
                <text:p>15.93543</text:p>
              </table:table-cell>
              <table:table-cell office:value-type="float" office:value="3.43026696502522">
                <text:p>3.43026696502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304">
                <text:p>16.0304</text:p>
              </table:table-cell>
              <table:table-cell office:value-type="float" office:value="3.40991094748416">
                <text:p>3.40991094748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12537">
                <text:p>16.12537</text:p>
              </table:table-cell>
              <table:table-cell office:value-type="float" office:value="3.40645917949108">
                <text:p>3.40645917949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2034">
                <text:p>16.22034</text:p>
              </table:table-cell>
              <table:table-cell office:value-type="float" office:value="3.3035732058783">
                <text:p>3.3035732058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31531">
                <text:p>16.31531</text:p>
              </table:table-cell>
              <table:table-cell office:value-type="float" office:value="3.14572317762503">
                <text:p>3.14572317762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1028">
                <text:p>16.41028</text:p>
              </table:table-cell>
              <table:table-cell office:value-type="float" office:value="2.95872825275835">
                <text:p>2.95872825275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50525">
                <text:p>16.50525</text:p>
              </table:table-cell>
              <table:table-cell office:value-type="float" office:value="2.7258667163556">
                <text:p>2.7258667163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60022">
                <text:p>16.60022</text:p>
              </table:table-cell>
              <table:table-cell office:value-type="float" office:value="2.39689109652242">
                <text:p>2.39689109652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9519">
                <text:p>16.69519</text:p>
              </table:table-cell>
              <table:table-cell office:value-type="float" office:value="2.03016594661719">
                <text:p>2.03016594661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9016">
                <text:p>16.79016</text:p>
              </table:table-cell>
              <table:table-cell office:value-type="float" office:value="1.62791642030939">
                <text:p>1.62791642030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8513">
                <text:p>16.88513</text:p>
              </table:table-cell>
              <table:table-cell office:value-type="float" office:value="1.20516336982742">
                <text:p>1.20516336982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801">
                <text:p>16.9801</text:p>
              </table:table-cell>
              <table:table-cell office:value-type="float" office:value="0.833408041757648">
                <text:p>0.833408041757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07507">
                <text:p>17.07507</text:p>
              </table:table-cell>
              <table:table-cell office:value-type="float" office:value="0.517520905238074">
                <text:p>0.517520905238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17004">
                <text:p>17.17004</text:p>
              </table:table-cell>
              <table:table-cell office:value-type="float" office:value="0.268354305855141">
                <text:p>0.268354305855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26501">
                <text:p>17.26501</text:p>
              </table:table-cell>
              <table:table-cell office:value-type="float" office:value="0.0995193790845619">
                <text:p>0.0995193790845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35998">
                <text:p>17.35998</text:p>
              </table:table-cell>
              <table:table-cell office:value-type="float" office:value="0.00282102102812783">
                <text:p>0.00282102102812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45495">
                <text:p>17.45495</text:p>
              </table:table-cell>
              <table:table-cell office:value-type="float" office:value="-0.0058454887610003">
                <text:p>-0.005845488761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54992">
                <text:p>17.54992</text:p>
              </table:table-cell>
              <table:table-cell office:value-type="float" office:value="0.0915820897875976">
                <text:p>0.0915820897875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4489">
                <text:p>17.64489</text:p>
              </table:table-cell>
              <table:table-cell office:value-type="float" office:value="0.336782750839979">
                <text:p>0.336782750839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73986">
                <text:p>17.73986</text:p>
              </table:table-cell>
              <table:table-cell office:value-type="float" office:value="0.787193443827115">
                <text:p>0.787193443827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83483">
                <text:p>17.83483</text:p>
              </table:table-cell>
              <table:table-cell office:value-type="float" office:value="1.52984263775766">
                <text:p>1.52984263775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9298">
                <text:p>17.9298</text:p>
              </table:table-cell>
              <table:table-cell office:value-type="float" office:value="2.66455578427878">
                <text:p>2.66455578427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02477">
                <text:p>18.02477</text:p>
              </table:table-cell>
              <table:table-cell office:value-type="float" office:value="4.30286807301115">
                <text:p>4.30286807301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11974">
                <text:p>18.11974</text:p>
              </table:table-cell>
              <table:table-cell office:value-type="float" office:value="6.52009331705404">
                <text:p>6.52009331705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1471">
                <text:p>18.21471</text:p>
              </table:table-cell>
              <table:table-cell office:value-type="float" office:value="9.30885489853942">
                <text:p>9.30885489853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